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f334" officeooo:paragraph-rsid="00fe56bc"/>
    </style:style>
    <style:style style:name="P2" style:family="paragraph" style:parent-style-name="Standard">
      <style:text-properties officeooo:rsid="000af334" officeooo:paragraph-rsid="014036fd"/>
    </style:style>
    <style:style style:name="P3" style:family="paragraph" style:parent-style-name="Standard">
      <style:text-properties officeooo:rsid="0055a599" officeooo:paragraph-rsid="0055a599"/>
    </style:style>
    <style:style style:name="P4" style:family="paragraph" style:parent-style-name="Standard">
      <style:text-properties officeooo:rsid="0055a599" officeooo:paragraph-rsid="014036fd"/>
    </style:style>
    <style:style style:name="P5" style:family="paragraph" style:parent-style-name="Standard">
      <style:text-properties officeooo:rsid="0015ada6" officeooo:paragraph-rsid="00fea0aa"/>
    </style:style>
    <style:style style:name="P6" style:family="paragraph" style:parent-style-name="Standard">
      <style:text-properties officeooo:rsid="0015ada6" officeooo:paragraph-rsid="012163e8"/>
    </style:style>
    <style:style style:name="P7" style:family="paragraph" style:parent-style-name="Standard">
      <style:text-properties officeooo:rsid="0015ada6" officeooo:paragraph-rsid="01642509"/>
    </style:style>
    <style:style style:name="P8" style:family="paragraph" style:parent-style-name="Standard">
      <style:text-properties fo:font-weight="normal" officeooo:rsid="0026595b" style:font-weight-asian="normal" style:font-weight-complex="normal"/>
    </style:style>
    <style:style style:name="P9" style:family="paragraph" style:parent-style-name="Standard">
      <style:text-properties fo:font-weight="normal" officeooo:rsid="013549d0" officeooo:paragraph-rsid="013549d0" style:font-weight-asian="normal" style:font-weight-complex="normal"/>
    </style:style>
    <style:style style:name="P10" style:family="paragraph" style:parent-style-name="Standard">
      <style:text-properties fo:font-weight="normal" officeooo:rsid="013e4ad7" officeooo:paragraph-rsid="013e4ad7" style:font-weight-asian="normal" style:font-weight-complex="normal"/>
    </style:style>
    <style:style style:name="P11" style:family="paragraph" style:parent-style-name="Standard">
      <style:text-properties fo:font-weight="normal" officeooo:rsid="014859cb" officeooo:paragraph-rsid="014859cb" style:font-weight-asian="normal" style:font-weight-complex="normal"/>
    </style:style>
    <style:style style:name="P12" style:family="paragraph" style:parent-style-name="Standard">
      <style:text-properties fo:font-weight="normal" officeooo:rsid="015970ab" officeooo:paragraph-rsid="015970ab" style:font-weight-asian="normal" style:font-weight-complex="normal"/>
    </style:style>
    <style:style style:name="P13" style:family="paragraph" style:parent-style-name="Standard">
      <style:text-properties fo:font-weight="normal" officeooo:rsid="0127fc8b" officeooo:paragraph-rsid="0127fc8b" style:font-weight-asian="normal" style:font-weight-complex="normal"/>
    </style:style>
    <style:style style:name="P14" style:family="paragraph" style:parent-style-name="Standard">
      <style:text-properties officeooo:rsid="005f30aa" officeooo:paragraph-rsid="014036fd"/>
    </style:style>
    <style:style style:name="P15" style:family="paragraph" style:parent-style-name="Standard">
      <style:text-properties officeooo:rsid="00fab249" officeooo:paragraph-rsid="00fab249"/>
    </style:style>
    <style:style style:name="P16" style:family="paragraph" style:parent-style-name="Standard">
      <style:text-properties officeooo:rsid="00fab249" officeooo:paragraph-rsid="015ed037"/>
    </style:style>
    <style:style style:name="P17" style:family="paragraph" style:parent-style-name="Standard">
      <style:text-properties officeooo:rsid="00fc6294" officeooo:paragraph-rsid="00fc6294"/>
    </style:style>
    <style:style style:name="P18" style:family="paragraph" style:parent-style-name="Standard">
      <style:text-properties officeooo:rsid="00fc6294" officeooo:paragraph-rsid="01015f91"/>
    </style:style>
    <style:style style:name="P19" style:family="paragraph" style:parent-style-name="Standard">
      <style:text-properties officeooo:rsid="00fc6294" officeooo:paragraph-rsid="014e6ec2"/>
    </style:style>
    <style:style style:name="P20" style:family="paragraph" style:parent-style-name="Standard">
      <style:text-properties officeooo:rsid="00fc6294" officeooo:paragraph-rsid="015970ab"/>
    </style:style>
    <style:style style:name="P21" style:family="paragraph" style:parent-style-name="Standard">
      <style:text-properties officeooo:rsid="00fe56bc" officeooo:paragraph-rsid="00fe56bc"/>
    </style:style>
    <style:style style:name="P22" style:family="paragraph" style:parent-style-name="Standard">
      <style:text-properties officeooo:rsid="00fe56bc" officeooo:paragraph-rsid="0114d0b8"/>
    </style:style>
    <style:style style:name="P23" style:family="paragraph" style:parent-style-name="Standard">
      <style:text-properties officeooo:paragraph-rsid="00fe56bc"/>
    </style:style>
    <style:style style:name="P24" style:family="paragraph" style:parent-style-name="Standard">
      <style:text-properties officeooo:rsid="003d1898" officeooo:paragraph-rsid="00fe56bc"/>
    </style:style>
    <style:style style:name="P25" style:family="paragraph" style:parent-style-name="Standard">
      <style:text-properties officeooo:rsid="003d1898" officeooo:paragraph-rsid="015ad944"/>
    </style:style>
    <style:style style:name="P26" style:family="paragraph" style:parent-style-name="Standard">
      <style:text-properties style:font-name="Liberation Serif" officeooo:rsid="000cf32c" officeooo:paragraph-rsid="00fe56bc"/>
    </style:style>
    <style:style style:name="P27" style:family="paragraph" style:parent-style-name="Standard">
      <style:text-properties style:font-name="Liberation Serif" officeooo:rsid="000cf32c" officeooo:paragraph-rsid="0136e606"/>
    </style:style>
    <style:style style:name="P28" style:family="paragraph" style:parent-style-name="Standard">
      <style:text-properties style:font-name="Liberation Serif" officeooo:rsid="011300cb" officeooo:paragraph-rsid="0138961c"/>
    </style:style>
    <style:style style:name="P29" style:family="paragraph" style:parent-style-name="Standard">
      <style:text-properties style:font-name="Liberation Serif" officeooo:rsid="011300cb" officeooo:paragraph-rsid="013947b1"/>
    </style:style>
    <style:style style:name="P30" style:family="paragraph" style:parent-style-name="Standard">
      <style:text-properties style:font-name="Liberation Serif" officeooo:rsid="0017b128" officeooo:paragraph-rsid="0138961c"/>
    </style:style>
    <style:style style:name="P31" style:family="paragraph" style:parent-style-name="Standard">
      <style:text-properties style:font-name="Liberation Serif" officeooo:rsid="0136e606" officeooo:paragraph-rsid="0138961c"/>
    </style:style>
    <style:style style:name="P32" style:family="paragraph" style:parent-style-name="Standard">
      <style:text-properties style:font-name="Liberation Serif" officeooo:rsid="013947b1" officeooo:paragraph-rsid="013947b1"/>
    </style:style>
    <style:style style:name="P33" style:family="paragraph" style:parent-style-name="Standard">
      <style:text-properties style:font-name="Liberation Serif" officeooo:rsid="013c9875" officeooo:paragraph-rsid="013c9875"/>
    </style:style>
    <style:style style:name="P34" style:family="paragraph" style:parent-style-name="Standard">
      <style:text-properties style:font-name="Liberation Serif" officeooo:rsid="0138961c" officeooo:paragraph-rsid="013947b1"/>
    </style:style>
    <style:style style:name="P35" style:family="paragraph" style:parent-style-name="Standard">
      <style:text-properties style:font-name="Liberation Serif" fo:font-size="12pt" fo:font-style="normal" fo:font-weight="normal" officeooo:rsid="000cf32c" officeooo:paragraph-rsid="015ad944" style:font-size-asian="12pt" style:font-style-asian="normal" style:font-weight-asian="normal"/>
    </style:style>
    <style:style style:name="P36" style:family="paragraph" style:parent-style-name="Standard">
      <style:text-properties officeooo:rsid="000ce5ff" officeooo:paragraph-rsid="00fe56bc"/>
    </style:style>
    <style:style style:name="P37" style:family="paragraph" style:parent-style-name="Standard">
      <style:text-properties officeooo:rsid="000cf32c" officeooo:paragraph-rsid="00fe56bc"/>
    </style:style>
    <style:style style:name="P38" style:family="paragraph" style:parent-style-name="Standard">
      <style:text-properties officeooo:rsid="0014398d" officeooo:paragraph-rsid="00fea0aa"/>
    </style:style>
    <style:style style:name="P39" style:family="paragraph" style:parent-style-name="Standard">
      <style:text-properties officeooo:rsid="001656af" officeooo:paragraph-rsid="00fea0aa"/>
    </style:style>
    <style:style style:name="P40" style:family="paragraph" style:parent-style-name="Standard">
      <style:text-properties officeooo:rsid="001adb4d" officeooo:paragraph-rsid="00fea0aa"/>
    </style:style>
    <style:style style:name="P41" style:family="paragraph" style:parent-style-name="Standard">
      <style:text-properties fo:font-weight="bold" style:font-weight-asian="bold" style:font-weight-complex="bold"/>
    </style:style>
    <style:style style:name="P42" style:family="paragraph" style:parent-style-name="Standard">
      <style:text-properties fo:font-weight="bold" officeooo:rsid="004632bd" officeooo:paragraph-rsid="00fea0aa" style:font-weight-asian="bold" style:font-weight-complex="bold"/>
    </style:style>
    <style:style style:name="P43" style:family="paragraph" style:parent-style-name="Standard">
      <style:text-properties fo:font-weight="bold" officeooo:rsid="004632bd" officeooo:paragraph-rsid="010a0bf3" style:font-weight-asian="bold" style:font-weight-complex="bold"/>
    </style:style>
    <style:style style:name="P44" style:family="paragraph" style:parent-style-name="Standard">
      <style:text-properties fo:font-weight="bold" officeooo:rsid="010b5bcd" officeooo:paragraph-rsid="0127fc8b" style:font-weight-asian="bold" style:font-weight-complex="bold"/>
    </style:style>
    <style:style style:name="P45" style:family="paragraph" style:parent-style-name="Standard">
      <style:text-properties fo:font-weight="bold" officeooo:rsid="0026595b" officeooo:paragraph-rsid="01015f91" style:font-weight-asian="bold" style:font-weight-complex="bold"/>
    </style:style>
    <style:style style:name="P46" style:family="paragraph" style:parent-style-name="Standard">
      <style:text-properties fo:font-weight="bold" officeooo:rsid="010a0bf3" officeooo:paragraph-rsid="0127fc8b" style:font-weight-asian="bold" style:font-weight-complex="bold"/>
    </style:style>
    <style:style style:name="P47" style:family="paragraph" style:parent-style-name="Standard">
      <style:text-properties fo:font-weight="bold" officeooo:rsid="013e4ad7" officeooo:paragraph-rsid="013e4ad7" style:font-weight-asian="bold" style:font-weight-complex="bold"/>
    </style:style>
    <style:style style:name="P48" style:family="paragraph" style:parent-style-name="Standard">
      <style:text-properties fo:font-weight="bold" officeooo:rsid="0106d34f" officeooo:paragraph-rsid="0106d34f" style:font-weight-asian="bold" style:font-weight-complex="bold"/>
    </style:style>
    <style:style style:name="P49" style:family="paragraph" style:parent-style-name="Standard">
      <style:text-properties fo:font-weight="bold" officeooo:rsid="012391ad" officeooo:paragraph-rsid="012391ad" style:font-weight-asian="bold" style:font-weight-complex="bold"/>
    </style:style>
    <style:style style:name="P50" style:family="paragraph" style:parent-style-name="Standard">
      <style:text-properties fo:font-weight="bold" officeooo:rsid="0125626d" officeooo:paragraph-rsid="0125626d" style:font-weight-asian="bold" style:font-weight-complex="bold"/>
    </style:style>
    <style:style style:name="P51" style:family="paragraph" style:parent-style-name="Standard">
      <style:text-properties fo:font-weight="bold" officeooo:rsid="0127c1b2" officeooo:paragraph-rsid="0127c1b2" style:font-weight-asian="bold" style:font-weight-complex="bold"/>
    </style:style>
    <style:style style:name="P52" style:family="paragraph" style:parent-style-name="Standard">
      <style:text-properties fo:font-weight="bold" officeooo:rsid="0127fc8b" officeooo:paragraph-rsid="0127fc8b" style:font-weight-asian="bold" style:font-weight-complex="bold"/>
    </style:style>
    <style:style style:name="P53" style:family="paragraph" style:parent-style-name="Standard">
      <style:text-properties fo:font-weight="bold" officeooo:rsid="012d2285" officeooo:paragraph-rsid="012d2285" style:font-weight-asian="bold" style:font-weight-complex="bold"/>
    </style:style>
    <style:style style:name="P54" style:family="paragraph" style:parent-style-name="Standard">
      <style:text-properties fo:font-weight="bold" officeooo:rsid="011300cb" officeooo:paragraph-rsid="011300cb" style:font-weight-asian="bold" style:font-weight-complex="bold"/>
    </style:style>
    <style:style style:name="P55" style:family="paragraph" style:parent-style-name="Standard">
      <style:text-properties fo:font-weight="bold" officeooo:rsid="01400a57" officeooo:paragraph-rsid="01400a57" style:font-weight-asian="bold" style:font-weight-complex="bold"/>
    </style:style>
    <style:style style:name="P56" style:family="paragraph" style:parent-style-name="Standard">
      <style:text-properties fo:font-weight="bold" officeooo:rsid="012a5831" officeooo:paragraph-rsid="012a5831" style:font-weight-asian="bold" style:font-weight-complex="bold"/>
    </style:style>
    <style:style style:name="P57" style:family="paragraph" style:parent-style-name="Standard">
      <style:text-properties officeooo:rsid="00413474" officeooo:paragraph-rsid="00fea0aa"/>
    </style:style>
    <style:style style:name="P58" style:family="paragraph" style:parent-style-name="Standard">
      <style:text-properties officeooo:rsid="00fea0aa" officeooo:paragraph-rsid="00fea0aa"/>
    </style:style>
    <style:style style:name="P59" style:family="paragraph" style:parent-style-name="Standard">
      <style:text-properties officeooo:rsid="01015f91" officeooo:paragraph-rsid="01015f91"/>
    </style:style>
    <style:style style:name="P60" style:family="paragraph" style:parent-style-name="Standard">
      <style:text-properties officeooo:rsid="0026595b" officeooo:paragraph-rsid="00fea0aa"/>
    </style:style>
    <style:style style:name="P61" style:family="paragraph" style:parent-style-name="Standard">
      <style:text-properties officeooo:rsid="0102958c" officeooo:paragraph-rsid="0102958c"/>
    </style:style>
    <style:style style:name="P62" style:family="paragraph" style:parent-style-name="Standard">
      <style:text-properties officeooo:rsid="0106d34f" officeooo:paragraph-rsid="0106d34f"/>
    </style:style>
    <style:style style:name="P63" style:family="paragraph" style:parent-style-name="Standard">
      <style:text-properties officeooo:rsid="010c0e9f" officeooo:paragraph-rsid="010c0e9f"/>
    </style:style>
    <style:style style:name="P64" style:family="paragraph" style:parent-style-name="Standard">
      <style:text-properties officeooo:rsid="010dc208" officeooo:paragraph-rsid="010dc208"/>
    </style:style>
    <style:style style:name="P65" style:family="paragraph" style:parent-style-name="Standard">
      <style:text-properties officeooo:rsid="0116ce1e" officeooo:paragraph-rsid="0116ce1e"/>
    </style:style>
    <style:style style:name="P66" style:family="paragraph" style:parent-style-name="Standard">
      <style:text-properties officeooo:rsid="0118ca9e" officeooo:paragraph-rsid="0118ca9e"/>
    </style:style>
    <style:style style:name="P67" style:family="paragraph" style:parent-style-name="Standard">
      <style:text-properties officeooo:rsid="01199ec1" officeooo:paragraph-rsid="01199ec1"/>
    </style:style>
    <style:style style:name="P68" style:family="paragraph" style:parent-style-name="Standard">
      <style:text-properties officeooo:rsid="011ad59d" officeooo:paragraph-rsid="011ad59d"/>
    </style:style>
    <style:style style:name="P69" style:family="paragraph" style:parent-style-name="Standard">
      <style:text-properties officeooo:rsid="011ad59d" officeooo:paragraph-rsid="011bca43"/>
    </style:style>
    <style:style style:name="P70" style:family="paragraph" style:parent-style-name="Standard">
      <style:text-properties officeooo:rsid="011ad59d" officeooo:paragraph-rsid="014b5246"/>
    </style:style>
    <style:style style:name="P71" style:family="paragraph" style:parent-style-name="Standard">
      <style:text-properties officeooo:rsid="011bca43" officeooo:paragraph-rsid="011bca43"/>
    </style:style>
    <style:style style:name="P72" style:family="paragraph" style:parent-style-name="Standard">
      <style:text-properties officeooo:rsid="011bca43" officeooo:paragraph-rsid="014b6a66"/>
    </style:style>
    <style:style style:name="P73" style:family="paragraph" style:parent-style-name="Standard">
      <style:text-properties officeooo:rsid="011c3597" officeooo:paragraph-rsid="011c3597"/>
    </style:style>
    <style:style style:name="P74" style:family="paragraph" style:parent-style-name="Standard">
      <style:text-properties officeooo:rsid="011c3597" officeooo:paragraph-rsid="014b6a66"/>
    </style:style>
    <style:style style:name="P75" style:family="paragraph" style:parent-style-name="Standard">
      <style:text-properties officeooo:rsid="011ffb8a" officeooo:paragraph-rsid="011ffb8a"/>
    </style:style>
    <style:style style:name="P76" style:family="paragraph" style:parent-style-name="Standard">
      <style:text-properties officeooo:rsid="011ffb8a" officeooo:paragraph-rsid="014036fd"/>
    </style:style>
    <style:style style:name="P77" style:family="paragraph" style:parent-style-name="Standard">
      <style:text-properties officeooo:rsid="012046da" officeooo:paragraph-rsid="012046da"/>
    </style:style>
    <style:style style:name="P78" style:family="paragraph" style:parent-style-name="Standard">
      <style:text-properties officeooo:rsid="010e6c77" officeooo:paragraph-rsid="012391ad"/>
    </style:style>
    <style:style style:name="P79" style:family="paragraph" style:parent-style-name="Standard">
      <style:text-properties officeooo:rsid="0125626d" officeooo:paragraph-rsid="0125626d"/>
    </style:style>
    <style:style style:name="P80" style:family="paragraph" style:parent-style-name="Standard">
      <style:text-properties officeooo:rsid="0125626d" officeooo:paragraph-rsid="01606ee5"/>
    </style:style>
    <style:style style:name="P81" style:family="paragraph" style:parent-style-name="Standard">
      <style:text-properties officeooo:rsid="0127c1b2" officeooo:paragraph-rsid="0125626d"/>
    </style:style>
    <style:style style:name="P82" style:family="paragraph" style:parent-style-name="Standard">
      <style:text-properties officeooo:rsid="0127c1b2" officeooo:paragraph-rsid="0127c1b2"/>
    </style:style>
    <style:style style:name="P83" style:family="paragraph" style:parent-style-name="Standard">
      <style:text-properties officeooo:rsid="0127fc8b" officeooo:paragraph-rsid="0127fc8b"/>
    </style:style>
    <style:style style:name="P84" style:family="paragraph" style:parent-style-name="Standard">
      <style:text-properties officeooo:rsid="010a0bf3" officeooo:paragraph-rsid="0127fc8b"/>
    </style:style>
    <style:style style:name="P85" style:family="paragraph" style:parent-style-name="Standard">
      <style:text-properties officeooo:rsid="012a5831" officeooo:paragraph-rsid="012a5831"/>
    </style:style>
    <style:style style:name="P86" style:family="paragraph" style:parent-style-name="Standard">
      <style:text-properties officeooo:rsid="012bb607" officeooo:paragraph-rsid="012bb607"/>
    </style:style>
    <style:style style:name="P87" style:family="paragraph" style:parent-style-name="Standard">
      <style:text-properties officeooo:paragraph-rsid="00a6cf87"/>
    </style:style>
    <style:style style:name="P88" style:family="paragraph" style:parent-style-name="Standard">
      <style:text-properties officeooo:rsid="012d2285" officeooo:paragraph-rsid="012d2285"/>
    </style:style>
    <style:style style:name="P89" style:family="paragraph" style:parent-style-name="Standard">
      <style:text-properties officeooo:rsid="012d25f1" officeooo:paragraph-rsid="012d25f1"/>
    </style:style>
    <style:style style:name="P90" style:family="paragraph" style:parent-style-name="Standard">
      <style:text-properties officeooo:rsid="0130eb04" officeooo:paragraph-rsid="0130eb04"/>
    </style:style>
    <style:style style:name="P91" style:family="paragraph" style:parent-style-name="Standard">
      <style:text-properties officeooo:rsid="0136e606" officeooo:paragraph-rsid="0136e606"/>
    </style:style>
    <style:style style:name="P92" style:family="paragraph" style:parent-style-name="Standard">
      <style:text-properties officeooo:rsid="0136e606" officeooo:paragraph-rsid="0138961c"/>
    </style:style>
    <style:style style:name="P93" style:family="paragraph" style:parent-style-name="Standard">
      <style:text-properties officeooo:rsid="0017b128" officeooo:paragraph-rsid="0138961c"/>
    </style:style>
    <style:style style:name="P94" style:family="paragraph" style:parent-style-name="Standard">
      <style:text-properties officeooo:rsid="013e4ad7" officeooo:paragraph-rsid="013e4ad7"/>
    </style:style>
    <style:style style:name="P95" style:family="paragraph" style:parent-style-name="Standard">
      <style:text-properties officeooo:rsid="013e4ad7" officeooo:paragraph-rsid="013ed5ef"/>
    </style:style>
    <style:style style:name="P96" style:family="paragraph" style:parent-style-name="Standard">
      <style:text-properties officeooo:rsid="0110317c" officeooo:paragraph-rsid="013ed5ef"/>
    </style:style>
    <style:style style:name="P97" style:family="paragraph" style:parent-style-name="Standard">
      <style:text-properties officeooo:rsid="013ed5ef" officeooo:paragraph-rsid="013ed5ef"/>
    </style:style>
    <style:style style:name="P98" style:family="paragraph" style:parent-style-name="Standard">
      <style:text-properties officeooo:rsid="01400a57" officeooo:paragraph-rsid="01400a57"/>
    </style:style>
    <style:style style:name="P99" style:family="paragraph" style:parent-style-name="Standard">
      <style:text-properties officeooo:rsid="0138961c" officeooo:paragraph-rsid="014036fd"/>
    </style:style>
    <style:style style:name="P100" style:family="paragraph" style:parent-style-name="Standard">
      <style:text-properties officeooo:rsid="0129e263" officeooo:paragraph-rsid="014036fd"/>
    </style:style>
    <style:style style:name="P101" style:family="paragraph" style:parent-style-name="Standard">
      <style:text-properties officeooo:rsid="0116ce1e" officeooo:paragraph-rsid="014036fd" fo:background-color="transparent"/>
    </style:style>
    <style:style style:name="P102" style:family="paragraph" style:parent-style-name="Standard">
      <style:text-properties officeooo:rsid="012b8a80" officeooo:paragraph-rsid="012bb607" fo:background-color="transparent"/>
    </style:style>
    <style:style style:name="P103" style:family="paragraph" style:parent-style-name="Standard">
      <style:text-properties officeooo:rsid="00fc6294" officeooo:paragraph-rsid="014e6ec2" fo:background-color="transparent"/>
    </style:style>
    <style:style style:name="P104" style:family="paragraph" style:parent-style-name="Standard">
      <style:text-properties officeooo:rsid="0119a1a9" officeooo:paragraph-rsid="01427bc5"/>
    </style:style>
    <style:style style:name="P105" style:family="paragraph" style:parent-style-name="Standard">
      <style:text-properties officeooo:rsid="014431da" officeooo:paragraph-rsid="014431da"/>
    </style:style>
    <style:style style:name="P106" style:family="paragraph" style:parent-style-name="Standard">
      <style:text-properties officeooo:rsid="01427bc5" officeooo:paragraph-rsid="01427bc5"/>
    </style:style>
    <style:style style:name="P107" style:family="paragraph" style:parent-style-name="Standard">
      <style:text-properties officeooo:rsid="014859cb" officeooo:paragraph-rsid="014859cb"/>
    </style:style>
    <style:style style:name="P108" style:family="paragraph" style:parent-style-name="Standard">
      <style:text-properties officeooo:rsid="011a8279" officeooo:paragraph-rsid="014859cb"/>
    </style:style>
    <style:style style:name="P109" style:family="paragraph" style:parent-style-name="Standard">
      <style:text-properties officeooo:rsid="014b5246" officeooo:paragraph-rsid="014b5246"/>
    </style:style>
    <style:style style:name="P110" style:family="paragraph" style:parent-style-name="Standard">
      <style:text-properties officeooo:rsid="014d7f6a" officeooo:paragraph-rsid="014d7f6a"/>
    </style:style>
    <style:style style:name="P111" style:family="paragraph" style:parent-style-name="Standard">
      <style:text-properties officeooo:rsid="013e381a" officeooo:paragraph-rsid="014e6ec2"/>
    </style:style>
    <style:style style:name="P112" style:family="paragraph" style:parent-style-name="Standard">
      <style:text-properties officeooo:rsid="0042f29c" officeooo:paragraph-rsid="01572309"/>
    </style:style>
    <style:style style:name="P113" style:family="paragraph" style:parent-style-name="Standard">
      <style:text-properties officeooo:rsid="0155d36a" officeooo:paragraph-rsid="0155d36a"/>
    </style:style>
    <style:style style:name="P114" style:family="paragraph" style:parent-style-name="Standard">
      <style:text-properties officeooo:rsid="0123916a" officeooo:paragraph-rsid="01572309"/>
    </style:style>
    <style:style style:name="P115" style:family="paragraph" style:parent-style-name="Standard">
      <style:text-properties officeooo:rsid="015970ab" officeooo:paragraph-rsid="015970ab"/>
    </style:style>
    <style:style style:name="P116" style:family="paragraph" style:parent-style-name="Standard">
      <style:text-properties officeooo:rsid="012aba3d" officeooo:paragraph-rsid="0114d0b8"/>
    </style:style>
    <style:style style:name="P117" style:family="paragraph" style:parent-style-name="Standard">
      <style:text-properties officeooo:rsid="015ad944" officeooo:paragraph-rsid="015ad944"/>
    </style:style>
    <style:style style:name="P118" style:family="paragraph" style:parent-style-name="Standard">
      <style:text-properties officeooo:rsid="012729aa" officeooo:paragraph-rsid="01606ee5"/>
    </style:style>
    <style:style style:name="P119" style:family="paragraph" style:parent-style-name="Standard">
      <style:text-properties officeooo:rsid="01606ee5" officeooo:paragraph-rsid="01606ee5"/>
    </style:style>
    <style:style style:name="P120" style:family="paragraph" style:parent-style-name="Standard">
      <style:text-properties officeooo:rsid="01610399" officeooo:paragraph-rsid="01610399"/>
    </style:style>
    <style:style style:name="P121" style:family="paragraph" style:parent-style-name="Standard">
      <style:text-properties officeooo:rsid="01613307" officeooo:paragraph-rsid="01613307"/>
    </style:style>
    <style:style style:name="P122" style:family="paragraph" style:parent-style-name="Standard">
      <style:paragraph-properties fo:margin-left="0.633cm" fo:margin-right="0cm" fo:text-indent="0cm" style:auto-text-indent="false"/>
      <style:text-properties officeooo:rsid="010a0bf3" officeooo:paragraph-rsid="0127fc8b"/>
    </style:style>
    <style:style style:name="P123" style:family="paragraph" style:parent-style-name="Standard">
      <style:paragraph-properties fo:margin-left="0.633cm" fo:margin-right="0cm" fo:text-indent="0cm" style:auto-text-indent="false"/>
      <style:text-properties fo:font-weight="bold" officeooo:rsid="0127fc8b" officeooo:paragraph-rsid="0127fc8b" style:font-weight-asian="bold" style:font-weight-complex="bold"/>
    </style:style>
    <style:style style:name="P124" style:family="paragraph" style:parent-style-name="Standard">
      <style:paragraph-properties fo:margin-left="0.633cm" fo:margin-right="0cm" fo:text-indent="0cm" style:auto-text-indent="false"/>
      <style:text-properties fo:font-weight="bold" officeooo:rsid="004632bd" officeooo:paragraph-rsid="0127fc8b" style:font-weight-asian="bold" style:font-weight-complex="bold"/>
    </style:style>
    <style:style style:name="P125" style:family="paragraph" style:parent-style-name="Title">
      <style:text-properties fo:font-weight="bold" officeooo:paragraph-rsid="014036fd" style:font-weight-asian="bold" style:font-weight-complex="bold"/>
    </style:style>
    <style:style style:name="P126" style:family="paragraph" style:parent-style-name="Title">
      <style:text-properties officeooo:paragraph-rsid="014036fd" fo:background-color="transparent"/>
    </style:style>
    <style:style style:name="P127" style:family="paragraph" style:parent-style-name="Standard">
      <style:paragraph-properties fo:background-color="transparent">
        <style:background-image/>
      </style:paragraph-properties>
      <style:text-properties officeooo:rsid="014bc60c" officeooo:paragraph-rsid="014bc60c" fo:background-color="transparent"/>
    </style:style>
    <style:style style:name="P128" style:family="paragraph" style:parent-style-name="Standard">
      <style:paragraph-properties fo:background-color="transparent">
        <style:background-image/>
      </style:paragraph-properties>
      <style:text-properties officeooo:rsid="012b8a80" officeooo:paragraph-rsid="014bc60c" fo:background-color="transparent"/>
    </style:style>
    <style:style style:name="P129" style:family="paragraph" style:parent-style-name="Standard">
      <style:paragraph-properties fo:background-color="transparent">
        <style:background-image/>
      </style:paragraph-properties>
      <style:text-properties officeooo:rsid="01040cce" officeooo:paragraph-rsid="012bb607" fo:background-color="transparent"/>
    </style:style>
    <style:style style:name="P130" style:family="paragraph" style:parent-style-name="Standard">
      <style:paragraph-properties fo:padding="0cm" fo:border="none" style:shadow="none"/>
      <style:text-properties style:font-name-asian="Droid Sans Fallback" style:font-name-complex="FreeSans"/>
    </style:style>
    <style:style style:name="P131" style:family="paragraph" style:parent-style-name="Standard">
      <style:paragraph-properties fo:padding="0cm" fo:border="none" style:shadow="none"/>
      <style:text-properties officeooo:rsid="012e96fd" officeooo:paragraph-rsid="012e96fd" style:font-name-asian="Droid Sans Fallback" style:font-name-complex="FreeSans"/>
    </style:style>
    <style:style style:name="P132" style:family="paragraph" style:parent-style-name="Standard">
      <style:paragraph-properties fo:padding="0cm" fo:border="none" style:shadow="none"/>
      <style:text-properties officeooo:rsid="012391ad"/>
    </style:style>
    <style:style style:name="P133" style:family="paragraph" style:parent-style-name="Standard">
      <style:paragraph-properties fo:padding="0cm" fo:border="none" style:shadow="none"/>
      <style:text-properties officeooo:rsid="01627886" officeooo:paragraph-rsid="01627886"/>
    </style:style>
    <style:style style:name="P134" style:family="paragraph" style:parent-style-name="Standard">
      <style:paragraph-properties fo:padding="0cm" fo:border="none"/>
      <style:text-properties fo:background-color="transparent" style:font-name-asian="Droid Sans Fallback" style:font-name-complex="FreeSans"/>
    </style:style>
    <style:style style:name="P135" style:family="paragraph" style:parent-style-name="Standard" style:list-style-name="L3">
      <style:text-properties officeooo:rsid="014859cb" officeooo:paragraph-rsid="014859cb"/>
    </style:style>
    <style:style style:name="P136" style:family="paragraph" style:parent-style-name="Standard" style:list-style-name="L3">
      <style:text-properties officeooo:rsid="011ab51e" officeooo:paragraph-rsid="014859cb"/>
    </style:style>
    <style:style style:name="P137" style:family="paragraph" style:parent-style-name="Standard" style:list-style-name="L4">
      <style:text-properties officeooo:rsid="014b5246" officeooo:paragraph-rsid="014b5246"/>
    </style:style>
    <style:style style:name="P138" style:family="paragraph" style:parent-style-name="Standard" style:list-style-name="L6">
      <style:text-properties officeooo:rsid="0026595b" officeooo:paragraph-rsid="01572309"/>
    </style:style>
    <style:style style:name="P139" style:family="paragraph" style:parent-style-name="Standard" style:list-style-name="L6">
      <style:text-properties officeooo:rsid="0026595b" officeooo:paragraph-rsid="01009c33"/>
    </style:style>
    <style:style style:name="P140" style:family="paragraph" style:parent-style-name="Standard" style:list-style-name="L7">
      <style:text-properties officeooo:rsid="0015ada6" officeooo:paragraph-rsid="01642509"/>
    </style:style>
    <style:style style:name="P141" style:family="paragraph" style:parent-style-name="Standard" style:list-style-name="L8">
      <style:text-properties officeooo:rsid="000af334" officeooo:paragraph-rsid="00fe56bc"/>
    </style:style>
    <style:style style:name="P142" style:family="paragraph" style:parent-style-name="Standard">
      <style:text-properties officeooo:paragraph-rsid="014036fd"/>
    </style:style>
    <style:style style:name="P143" style:family="paragraph" style:parent-style-name="Standard">
      <style:text-properties style:font-name="Liberation Serif" officeooo:rsid="013c9875" officeooo:paragraph-rsid="013c9875"/>
    </style:style>
    <style:style style:name="P144" style:family="paragraph" style:parent-style-name="Standard" style:list-style-name="L5">
      <style:paragraph-properties fo:background-color="transparent">
        <style:background-image/>
      </style:paragraph-properties>
      <style:text-properties officeooo:paragraph-rsid="014bc60c"/>
    </style:style>
    <style:style style:name="P145" style:family="paragraph" style:parent-style-name="Standard" style:list-style-name="L5">
      <style:paragraph-properties fo:background-color="transparent">
        <style:background-image/>
      </style:paragraph-properties>
      <style:text-properties officeooo:rsid="012bb607" officeooo:paragraph-rsid="014bc60c" fo:background-color="transparent"/>
    </style:style>
    <style:style style:name="P146" style:family="paragraph" style:parent-style-name="Standard" style:list-style-name="L5">
      <style:paragraph-properties fo:background-color="transparent">
        <style:background-image/>
      </style:paragraph-properties>
      <style:text-properties officeooo:rsid="014c8672" officeooo:paragraph-rsid="014bc60c" fo:background-color="transparent"/>
    </style:style>
    <style:style style:name="P147" style:family="paragraph" style:parent-style-name="Standard" style:list-style-name="L5">
      <style:paragraph-properties fo:background-color="transparent">
        <style:background-image/>
      </style:paragraph-properties>
      <style:text-properties officeooo:rsid="014c8672" officeooo:paragraph-rsid="01523209"/>
    </style:style>
    <style:style style:name="P148" style:family="paragraph" style:parent-style-name="Standard" style:master-page-name="">
      <style:paragraph-properties style:page-number="auto" fo:keep-with-next="always"/>
      <style:text-properties officeooo:rsid="0017b128" officeooo:paragraph-rsid="0138961c"/>
    </style:style>
    <style:style style:name="P149" style:family="paragraph" style:parent-style-name="Contents_20_Heading">
      <style:paragraph-properties fo:break-before="page"/>
      <style:text-properties fo:font-size="16pt" fo:font-style="normal" fo:font-weight="bold" style:font-size-asian="16pt" style:font-style-asian="normal" style:font-weight-asian="bold" style:font-size-complex="16pt" style:font-style-complex="normal" style:font-weight-complex="bold"/>
    </style:style>
    <style:style style:name="P150" style:family="paragraph" style:parent-style-name="Heading_20_1">
      <style:text-properties officeooo:rsid="00fab249" officeooo:paragraph-rsid="00fab249"/>
    </style:style>
    <style:style style:name="P151" style:family="paragraph" style:parent-style-name="Heading_20_1">
      <style:text-properties officeooo:rsid="00fe56bc" officeooo:paragraph-rsid="00fe56bc"/>
    </style:style>
    <style:style style:name="P152" style:family="paragraph" style:parent-style-name="Heading_20_1">
      <style:text-properties officeooo:rsid="01015f91" officeooo:paragraph-rsid="01015f91"/>
    </style:style>
    <style:style style:name="P153" style:family="paragraph" style:parent-style-name="Heading_20_1">
      <style:text-properties officeooo:rsid="00ab0151" officeooo:paragraph-rsid="00fab249"/>
    </style:style>
    <style:style style:name="P154" style:family="paragraph" style:parent-style-name="Heading_20_2">
      <style:text-properties officeooo:rsid="011bca43" officeooo:paragraph-rsid="011bca43"/>
    </style:style>
    <style:style style:name="P155" style:family="paragraph" style:parent-style-name="Heading_20_2">
      <style:text-properties officeooo:rsid="00fe56bc" officeooo:paragraph-rsid="012b8a80"/>
    </style:style>
    <style:style style:name="P156" style:family="paragraph" style:parent-style-name="Heading_20_2">
      <style:text-properties officeooo:rsid="012bb607" officeooo:paragraph-rsid="012bb607"/>
    </style:style>
    <style:style style:name="P157" style:family="paragraph" style:parent-style-name="Heading_20_2">
      <style:text-properties officeooo:paragraph-rsid="00fe56bc"/>
    </style:style>
    <style:style style:name="P158" style:family="paragraph" style:parent-style-name="Heading_20_2">
      <style:text-properties officeooo:paragraph-rsid="0138961c"/>
    </style:style>
    <style:style style:name="P159" style:family="paragraph" style:parent-style-name="Heading_20_2">
      <style:text-properties officeooo:rsid="013947b1" officeooo:paragraph-rsid="0163eeb8"/>
    </style:style>
    <style:style style:name="P160" style:family="paragraph" style:parent-style-name="Heading_20_2">
      <style:paragraph-properties fo:margin-top="0.423cm" fo:margin-bottom="0.212cm" loext:contextual-spacing="false" style:shadow="none" fo:keep-with-next="always" text:number-lines="true" text:line-number="0">
        <style:tab-stops/>
      </style:paragraph-properties>
    </style:style>
    <style:style style:name="P161" style:family="paragraph" style:parent-style-name="Heading_20_2" style:list-style-name="">
      <style:paragraph-properties fo:margin-top="0.423cm" fo:margin-bottom="0.212cm" loext:contextual-spacing="false" style:shadow="none" fo:keep-with-next="always">
        <style:tab-stops/>
      </style:paragraph-properties>
    </style:style>
    <style:style style:name="P162" style:family="paragraph" style:parent-style-name="Heading_20_3">
      <style:text-properties officeooo:rsid="0118ca9e" officeooo:paragraph-rsid="0118ca9e"/>
    </style:style>
    <style:style style:name="P163" style:family="paragraph" style:parent-style-name="Contents_20_3">
      <style:paragraph-properties>
        <style:tab-stops>
          <style:tab-stop style:position="2cm"/>
          <style:tab-stop style:position="3cm"/>
          <style:tab-stop style:position="17.59cm" style:type="right" style:leader-style="dotted" style:leader-text="."/>
        </style:tab-stops>
      </style:paragraph-properties>
    </style:style>
    <style:style style:name="P164" style:family="paragraph" style:parent-style-name="Contents_20_1">
      <style:paragraph-properties>
        <style:tab-stops>
          <style:tab-stop style:position="1cm"/>
          <style:tab-stop style:position="17.59cm" style:type="right" style:leader-style="dotted" style:leader-text="."/>
        </style:tab-stops>
      </style:paragraph-properties>
    </style:style>
    <style:style style:name="P165" style:family="paragraph" style:parent-style-name="Contents_20_2">
      <style:paragraph-properties>
        <style:tab-stops>
          <style:tab-stop style:position="1cm"/>
          <style:tab-stop style:position="2cm"/>
          <style:tab-stop style:position="17.59cm" style:type="right" style:leader-style="dotted" style:leader-text="."/>
        </style:tab-stops>
      </style:paragraph-properties>
    </style:style>
    <style:style style:name="P166" style:family="paragraph">
      <style:paragraph-properties fo:text-align="center"/>
    </style:style>
    <style:style style:name="T1" style:family="text">
      <style:text-properties officeooo:rsid="000ce5ff"/>
    </style:style>
    <style:style style:name="T2" style:family="text">
      <style:text-properties style:font-name="Liberation Serif" officeooo:rsid="000cf32c"/>
    </style:style>
    <style:style style:name="T3" style:family="text">
      <style:text-properties style:font-name="Liberation Serif" fo:font-size="12pt" fo:font-style="normal" fo:font-weight="normal" officeooo:rsid="000cf32c" style:font-size-asian="12pt" style:font-style-asian="normal" style:font-weight-asian="normal"/>
    </style:style>
    <style:style style:name="T4" style:family="text">
      <style:text-properties style:font-name="Liberation Serif" officeooo:rsid="01369153"/>
    </style:style>
    <style:style style:name="T5" style:family="text">
      <style:text-properties style:font-name="Liberation Serif" officeooo:rsid="015ad944"/>
    </style:style>
    <style:style style:name="T6" style:family="text">
      <style:text-properties fo:font-size="12pt" fo:font-style="normal" fo:font-weight="normal" style:font-size-asian="12pt" style:font-style-asian="normal" style:font-weight-asian="normal"/>
    </style:style>
    <style:style style:name="T7" style:family="text">
      <style:text-properties fo:font-size="12pt" fo:font-style="normal" fo:font-weight="normal" officeooo:rsid="015ad944" style:font-size-asian="12pt" style:font-style-asian="normal" style:font-weight-asian="normal"/>
    </style:style>
    <style:style style:name="T8" style:family="text">
      <style:text-properties fo:font-size="12pt" fo:font-style="normal" fo:font-weight="normal" officeooo:rsid="0165cb0d" style:font-size-asian="12pt" style:font-style-asian="normal" style:font-weight-asian="normal"/>
    </style:style>
    <style:style style:name="T9" style:family="text">
      <style:text-properties officeooo:rsid="0017ff68"/>
    </style:style>
    <style:style style:name="T10" style:family="text">
      <style:text-properties officeooo:rsid="001dea27"/>
    </style:style>
    <style:style style:name="T11" style:family="text">
      <style:text-properties officeooo:rsid="0020a694"/>
    </style:style>
    <style:style style:name="T12" style:family="text">
      <style:text-properties officeooo:rsid="004343ce"/>
    </style:style>
    <style:style style:name="T13" style:family="text">
      <style:text-properties officeooo:rsid="00a3ad5e"/>
    </style:style>
    <style:style style:name="T14" style:family="text">
      <style:text-properties fo:font-weight="bold" style:font-weight-asian="bold" style:font-weight-complex="bold"/>
    </style:style>
    <style:style style:name="T15" style:family="text">
      <style:text-properties fo:font-weight="bold" officeooo:rsid="00a3ad5e" style:font-weight-asian="bold" style:font-weight-complex="bold"/>
    </style:style>
    <style:style style:name="T16" style:family="text">
      <style:text-properties fo:font-weight="bold" officeooo:rsid="0127fc8b" style:font-weight-asian="bold" style:font-weight-complex="bold"/>
    </style:style>
    <style:style style:name="T17" style:family="text">
      <style:text-properties fo:font-weight="bold" officeooo:rsid="014431da" style:font-weight-asian="bold" style:font-weight-complex="bold"/>
    </style:style>
    <style:style style:name="T18" style:family="text">
      <style:text-properties fo:font-weight="bold" officeooo:rsid="0122151c" style:font-weight-asian="bold" style:font-weight-complex="bold"/>
    </style:style>
    <style:style style:name="T19" style:family="text">
      <style:text-properties officeooo:rsid="00dea816"/>
    </style:style>
    <style:style style:name="T20" style:family="text">
      <style:text-properties officeooo:rsid="00fab249"/>
    </style:style>
    <style:style style:name="T21" style:family="text">
      <style:text-properties officeooo:rsid="00fe56bc"/>
    </style:style>
    <style:style style:name="T22" style:family="text">
      <style:text-properties officeooo:rsid="0101c89d"/>
    </style:style>
    <style:style style:name="T23" style:family="text">
      <style:text-properties officeooo:rsid="0110317c"/>
    </style:style>
    <style:style style:name="T24" style:family="text">
      <style:text-properties officeooo:rsid="0116ce1e"/>
    </style:style>
    <style:style style:name="T25" style:family="text">
      <style:text-properties fo:background-color="transparent" loext:char-shading-value="0"/>
    </style:style>
    <style:style style:name="T26" style:family="text">
      <style:text-properties officeooo:rsid="00a3ad5e" fo:background-color="transparent" loext:char-shading-value="0"/>
    </style:style>
    <style:style style:name="T27" style:family="text">
      <style:text-properties officeooo:rsid="0116ce1e" fo:background-color="transparent" loext:char-shading-value="0"/>
    </style:style>
    <style:style style:name="T28" style:family="text">
      <style:text-properties officeooo:rsid="014980e9" fo:background-color="transparent" loext:char-shading-value="0"/>
    </style:style>
    <style:style style:name="T29" style:family="text">
      <style:text-properties officeooo:rsid="014bc60c" fo:background-color="transparent" loext:char-shading-value="0"/>
    </style:style>
    <style:style style:name="T30" style:family="text">
      <style:text-properties officeooo:rsid="014c8672" fo:background-color="transparent" loext:char-shading-value="0"/>
    </style:style>
    <style:style style:name="T31" style:family="text">
      <style:text-properties officeooo:rsid="012b8a80" fo:background-color="transparent" loext:char-shading-value="0"/>
    </style:style>
    <style:style style:name="T32" style:family="text">
      <style:text-properties officeooo:rsid="012bb607" fo:background-color="transparent" loext:char-shading-value="0"/>
    </style:style>
    <style:style style:name="T33" style:family="text">
      <style:text-properties officeooo:rsid="014d7f6a" fo:background-color="transparent" loext:char-shading-value="0"/>
    </style:style>
    <style:style style:name="T34" style:family="text">
      <style:text-properties officeooo:rsid="01523209" fo:background-color="transparent" loext:char-shading-value="0"/>
    </style:style>
    <style:style style:name="T35" style:family="text">
      <style:text-properties officeooo:rsid="0152f347" fo:background-color="transparent" loext:char-shading-value="0"/>
    </style:style>
    <style:style style:name="T36" style:family="text">
      <style:text-properties fo:background-color="transparent" loext:char-shading-value="0" style:font-name-asian="Droid Sans Fallback" style:font-name-complex="FreeSans"/>
    </style:style>
    <style:style style:name="T37" style:family="text">
      <style:text-properties officeooo:rsid="014859cb" fo:background-color="transparent" loext:char-shading-value="0"/>
    </style:style>
    <style:style style:name="T38" style:family="text">
      <style:text-properties officeooo:rsid="01642509" fo:background-color="transparent" loext:char-shading-value="0"/>
    </style:style>
    <style:style style:name="T39" style:family="text">
      <style:text-properties officeooo:rsid="015869fb" fo:background-color="transparent" loext:char-shading-value="0"/>
    </style:style>
    <style:style style:name="T40" style:family="text">
      <style:text-properties officeooo:rsid="011ab51e"/>
    </style:style>
    <style:style style:name="T41" style:family="text">
      <style:text-properties officeooo:rsid="011c3597"/>
    </style:style>
    <style:style style:name="T42" style:family="text">
      <style:text-properties officeooo:rsid="011ffb8a"/>
    </style:style>
    <style:style style:name="T43" style:family="text">
      <style:text-properties officeooo:rsid="012046da"/>
    </style:style>
    <style:style style:name="T44" style:family="text">
      <style:text-properties officeooo:rsid="012163e8"/>
    </style:style>
    <style:style style:name="T45" style:family="text">
      <style:text-properties officeooo:rsid="0122151c"/>
    </style:style>
    <style:style style:name="T46" style:family="text">
      <style:text-properties officeooo:rsid="0123916a"/>
    </style:style>
    <style:style style:name="T47" style:family="text">
      <style:text-properties officeooo:rsid="012391ad"/>
    </style:style>
    <style:style style:name="T48" style:family="text">
      <style:text-properties officeooo:rsid="012626a0"/>
    </style:style>
    <style:style style:name="T49" style:family="text">
      <style:text-properties officeooo:rsid="012729aa"/>
    </style:style>
    <style:style style:name="T50" style:family="text">
      <style:text-properties officeooo:rsid="0127fc8b"/>
    </style:style>
    <style:style style:name="T51" style:family="text">
      <style:text-properties style:text-position="0% 100%" fo:font-weight="normal" style:font-weight-asian="normal" style:font-weight-complex="normal"/>
    </style:style>
    <style:style style:name="T52" style:family="text">
      <style:text-properties style:text-position="0% 100%" fo:font-weight="normal" officeooo:rsid="01642509" style:font-weight-asian="normal" style:font-weight-complex="normal"/>
    </style:style>
    <style:style style:name="T53" style:family="text">
      <style:text-properties officeooo:rsid="012d25f1"/>
    </style:style>
    <style:style style:name="T54" style:family="text">
      <style:text-properties officeooo:rsid="012fcee1"/>
    </style:style>
    <style:style style:name="T55" style:family="text">
      <style:text-properties officeooo:rsid="0130db67"/>
    </style:style>
    <style:style style:name="T56" style:family="text">
      <style:text-properties officeooo:rsid="013264ed"/>
    </style:style>
    <style:style style:name="T57" style:family="text">
      <style:text-properties officeooo:rsid="0138961c"/>
    </style:style>
    <style:style style:name="T58" style:family="text">
      <style:text-properties officeooo:rsid="013af1b1"/>
    </style:style>
    <style:style style:name="T59" style:family="text">
      <style:text-properties officeooo:rsid="013d6007"/>
    </style:style>
    <style:style style:name="T60" style:family="text">
      <style:text-properties officeooo:rsid="013e381a"/>
    </style:style>
    <style:style style:name="T61" style:family="text">
      <style:text-properties officeooo:rsid="013e4ad7"/>
    </style:style>
    <style:style style:name="T62" style:family="text">
      <style:text-properties officeooo:rsid="013ed5ef"/>
    </style:style>
    <style:style style:name="T63" style:family="text">
      <style:text-properties officeooo:rsid="013d7bf1"/>
    </style:style>
    <style:style style:name="T64" style:family="text">
      <style:text-properties officeooo:rsid="0140b660"/>
    </style:style>
    <style:style style:name="T65" style:family="text">
      <style:text-properties officeooo:rsid="01427bc5"/>
    </style:style>
    <style:style style:name="T66" style:family="text">
      <style:text-properties officeooo:rsid="014431da"/>
    </style:style>
    <style:style style:name="T67" style:family="text">
      <style:text-properties officeooo:rsid="0146a50d"/>
    </style:style>
    <style:style style:name="T68" style:family="text">
      <style:text-properties officeooo:rsid="014859cb"/>
    </style:style>
    <style:style style:name="T69" style:family="text">
      <style:text-properties officeooo:rsid="014980e9"/>
    </style:style>
    <style:style style:name="T70" style:family="text">
      <style:text-properties officeooo:rsid="014b5246"/>
    </style:style>
    <style:style style:name="T71" style:family="text">
      <style:text-properties officeooo:rsid="014b6a66"/>
    </style:style>
    <style:style style:name="T72" style:family="text">
      <style:text-properties officeooo:rsid="014d7f6a"/>
    </style:style>
    <style:style style:name="T73" style:family="text">
      <style:text-properties officeooo:rsid="014e6ec2"/>
    </style:style>
    <style:style style:name="T74" style:family="text">
      <style:text-properties officeooo:rsid="01523209"/>
    </style:style>
    <style:style style:name="T75" style:family="text">
      <style:text-properties officeooo:rsid="0152f347"/>
    </style:style>
    <style:style style:name="T76" style:family="text">
      <style:text-properties officeooo:rsid="0154e43d"/>
    </style:style>
    <style:style style:name="T77" style:family="text">
      <style:text-properties officeooo:rsid="0155d36a"/>
    </style:style>
    <style:style style:name="T78" style:family="text">
      <style:text-properties officeooo:rsid="01572309"/>
    </style:style>
    <style:style style:name="T79" style:family="text">
      <style:text-properties officeooo:rsid="0157e27a"/>
    </style:style>
    <style:style style:name="T80" style:family="text">
      <style:text-properties officeooo:rsid="015869fb"/>
    </style:style>
    <style:style style:name="T81" style:family="text">
      <style:text-properties officeooo:rsid="015970ab"/>
    </style:style>
    <style:style style:name="T82" style:family="text">
      <style:text-properties officeooo:rsid="012aba3d"/>
    </style:style>
    <style:style style:name="T83" style:family="text">
      <style:text-properties officeooo:rsid="015ad944"/>
    </style:style>
    <style:style style:name="T84" style:family="text">
      <style:text-properties style:font-name="Liberation Sans" fo:font-size="14pt" fo:font-weight="bold" style:font-name-asian="Droid Sans Fallback" style:font-size-asian="14pt" style:font-name-complex="FreeSans" style:font-size-complex="14pt"/>
    </style:style>
    <style:style style:name="T85" style:family="text">
      <style:text-properties style:font-name="Liberation Sans" fo:font-size="14pt" fo:font-weight="bold" officeooo:rsid="0118ca9e" style:font-name-asian="Droid Sans Fallback" style:font-size-asian="14pt" style:font-name-complex="FreeSans" style:font-size-complex="14pt"/>
    </style:style>
    <style:style style:name="T86" style:family="text">
      <style:text-properties officeooo:rsid="0118ca9e"/>
    </style:style>
    <style:style style:name="T87" style:family="text">
      <style:text-properties officeooo:rsid="015eb67a"/>
    </style:style>
    <style:style style:name="T88" style:family="text">
      <style:text-properties officeooo:rsid="015ed037"/>
    </style:style>
    <style:style style:name="T89" style:family="text">
      <style:text-properties officeooo:rsid="01606ee5"/>
    </style:style>
    <style:style style:name="T90" style:family="text">
      <style:text-properties officeooo:rsid="01609943"/>
    </style:style>
    <style:style style:name="T91" style:family="text">
      <style:text-properties officeooo:rsid="01627886"/>
    </style:style>
    <style:style style:name="T92" style:family="text">
      <style:text-properties fo:font-style="italic" officeooo:rsid="01609943" style:font-style-asian="italic" style:font-style-complex="italic"/>
    </style:style>
    <style:style style:name="T93" style:family="text">
      <style:text-properties officeooo:rsid="0163eeb8"/>
    </style:style>
    <style:style style:name="T94" style:family="text">
      <style:text-properties officeooo:rsid="01642509"/>
    </style:style>
    <style:style style:name="T95" style:family="text">
      <style:text-properties officeooo:rsid="0055a599"/>
    </style:style>
    <style:style style:name="T96" style:family="text">
      <style:text-properties officeooo:rsid="01648560"/>
    </style:style>
    <style:style style:name="T97" style:family="text">
      <style:text-properties officeooo:rsid="0165cb0d"/>
    </style:style>
    <style:style style:name="T98" style:family="text">
      <style:text-properties officeooo:rsid="016632ec"/>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168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fill="solid" draw:fill-color="#33ff99"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3.903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text:span text:style-name="T19">MarketCommons functional</text:span> specification <text:span text:style-name="T13">for a sustainable economy database – </text:span><text:span text:style-name="T26">Part </text:span><text:span text:style-name="T27">2</text:span><text:span text:style-name="T26"> – </text:span><text:span text:style-name="T27">Valuations</text:span></text:p>
      <text:p text:style-name="P126"><text:span text:style-name="T15">– </text:span><text:span text:style-name="T13">A steadily growing document of b</text:span>asic concepts, requirements for the database and, <text:span text:style-name="T13">in the future, a functional specification of the </text:span>Connected Web Applications</text:p>
      <text:p text:style-name="P2"/>
      <text:p text:style-name="P2"/>
      <text:p text:style-name="P2"/>
      <text:p text:style-name="P2"/>
      <text:p text:style-name="P4">Version: see file name</text:p>
      <text:p text:style-name="P4">Date: <text:span text:style-name="T87">July 12, 2017</text:span></text:p>
      <text:p text:style-name="P142"><text:span text:style-name="T95">Author, copyright: Oliver Sendelbach </text:span>(Email: socialmedia (@t) ourconomy.org )</text:p>
      <text:p text:style-name="P4">Licence: <text:span text:style-name="T13">CC-BY-SA-3.0</text:span></text:p>
      <text:p text:style-name="P101"/>
      <text:p text:style-name="P3"><draw:frame text:anchor-type="paragraph" draw:z-index="0" draw:style-name="gr1" svg:width="4.345cm" svg:height="4.169cm" svg:x="6.071cm" svg:y="3.413cm"><draw:text-box><text:p/></draw:text-box></draw:frame><draw:ellipse text:anchor-type="paragraph" draw:z-index="1" draw:style-name="gr2" draw:text-style-name="P166" svg:width="12.281cm" svg:height="5.557cm" svg:x="2.325cm" svg:y="2.798cm"><text:p/></draw:ellipse><draw:frame text:anchor-type="paragraph" draw:z-index="2" draw:style-name="gr3" svg:width="6.947cm" svg:height="3.904cm" svg:x="5.101cm" svg:y="3.722cm"><draw:text-box><text:p>This functional specification has not gone through a proper review process. I found it more important to publish it as soon as possible. In case you run into problems while reading it, please contact me immediately. I will provide support and improvements quickly. <text:s/></text:p><text:p><text:s text:c="48"/>– Oliver <text:s/></text:p></draw:text-box></draw:frame></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2" text:style-name="Contents_20_2">
            <text:index-entry-tab-stop style:type="left" style:position="1cm" style:leader-char=" "/>
            <text:index-entry-link-start text:style-name="Index_20_Link"/>
            <text:index-entry-chapter/>
            <text:index-entry-tab-stop style:type="left" style:position="2cm" style:leader-char=" "/>
            <text:index-entry-span> </text:index-entry-span>
            <text:index-entry-text text:style-name="Main_20_index_20_entry"/>
            <text:index-entry-tab-stop style:type="right" style:leader-char="."/>
            <text:index-entry-page-number/>
            <text:index-entry-link-end/>
          </text:table-of-content-entry-template>
          <text:table-of-content-entry-template text:outline-level="3" text:style-name="Contents_20_3">
            <text:index-entry-tab-stop style:type="left" style:position="2cm" style:leader-char=" "/>
            <text:index-entry-link-start text:style-name="Index_20_Link"/>
            <text:index-entry-chapter/>
            <text:index-entry-span>  </text:index-entry-span>
            <text:index-entry-tab-stop style:type="left" style:position="3cm" style:leader-char=" "/>
            <text:index-entry-text/>
            <text:index-entry-tab-stop style:type="right" style:leader-char="."/>
            <text:index-entry-page-number/>
            <text:index-entry-link-end/>
          </text:table-of-content-entry-template>
          <text:table-of-content-entry-template text:outline-level="4" text:style-name="List_20_Indent">
            <text:index-entry-tab-stop style:type="left" style:position="3cm" style:leader-char=" "/>
            <text:index-entry-link-start text:style-name="Index_20_Link"/>
            <text:index-entry-chapter/>
            <text:index-entry-tab-stop style:type="left" style:position="4.5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9">Table of Contents</text:p>
          </text:index-title>
          <text:p text:style-name="P164"><text:a xlink:type="simple" xlink:href="#__RefHeading__2925_1831241629" text:style-name="Index_20_Link" text:visited-style-name="Index_20_Link">1<text:tab/>Short introduction to valuations<text:tab/>2</text:a></text:p>
          <text:p text:style-name="P164"><text:a xlink:type="simple" xlink:href="#__RefHeading__2913_1831241629" text:style-name="Index_20_Link" text:visited-style-name="Index_20_Link">2<text:tab/>How do valuations work?<text:tab/>3</text:a></text:p>
          <text:p text:style-name="P165"><text:tab/><text:a xlink:type="simple" xlink:href="#__RefHeading__1326_1577088375" text:style-name="Index_20_Link" text:visited-style-name="Index_20_Link">2.1<text:tab/> </text:a><text:a xlink:type="simple" xlink:href="#__RefHeading__1326_1577088375" text:style-name="Index_20_Link" text:visited-style-name="Index_20_Link"><text:span text:style-name="Main_20_index_20_entry">Implementation of valuations</text:span></text:a><text:a xlink:type="simple" xlink:href="#__RefHeading__1326_1577088375" text:style-name="Index_20_Link" text:visited-style-name="Index_20_Link"><text:tab/>3</text:a></text:p>
          <text:p text:style-name="P163"><text:tab/><text:a xlink:type="simple" xlink:href="#__RefHeading__1328_1577088375" text:style-name="Index_20_Link" text:visited-style-name="Index_20_Link">2.1.1 <text:tab/>Usage of main Valuation Categories<text:tab/>3</text:a></text:p>
          <text:p text:style-name="P163"><text:tab/><text:a xlink:type="simple" xlink:href="#__RefHeading__1330_1577088375" text:style-name="Index_20_Link" text:visited-style-name="Index_20_Link">2.1.2 <text:tab/>Valuation scores<text:tab/>4</text:a></text:p>
          <text:p text:style-name="P163"><text:tab/><text:a xlink:type="simple" xlink:href="#__RefHeading__1332_1577088375" text:style-name="Index_20_Link" text:visited-style-name="Index_20_Link">2.1.3 <text:tab/>Valuation helpfulness<text:tab/>4</text:a></text:p>
          <text:p text:style-name="P165"><text:tab/><text:a xlink:type="simple" xlink:href="#__RefHeading__1334_1577088375" text:style-name="Index_20_Link" text:visited-style-name="Index_20_Link">2.2<text:tab/> </text:a><text:a xlink:type="simple" xlink:href="#__RefHeading__1334_1577088375" text:style-name="Index_20_Link" text:visited-style-name="Index_20_Link"><text:span text:style-name="Main_20_index_20_entry">Direct and derived Valuations</text:span></text:a><text:a xlink:type="simple" xlink:href="#__RefHeading__1334_1577088375" text:style-name="Index_20_Link" text:visited-style-name="Index_20_Link"><text:tab/>4</text:a></text:p>
          <text:p text:style-name="P165"><text:tab/><text:a xlink:type="simple" xlink:href="#__RefHeading__1336_1577088375" text:style-name="Index_20_Link" text:visited-style-name="Index_20_Link">2.3<text:tab/> </text:a><text:a xlink:type="simple" xlink:href="#__RefHeading__1336_1577088375" text:style-name="Index_20_Link" text:visited-style-name="Index_20_Link"><text:span text:style-name="Main_20_index_20_entry">Calculation of Valuations</text:span></text:a><text:a xlink:type="simple" xlink:href="#__RefHeading__1336_1577088375" text:style-name="Index_20_Link" text:visited-style-name="Index_20_Link"><text:tab/>5</text:a></text:p>
          <text:p text:style-name="P165"><text:tab/><text:a xlink:type="simple" xlink:href="#__RefHeading__1338_1577088375" text:style-name="Index_20_Link" text:visited-style-name="Index_20_Link">2.4<text:tab/> </text:a><text:a xlink:type="simple" xlink:href="#__RefHeading__1338_1577088375" text:style-name="Index_20_Link" text:visited-style-name="Index_20_Link"><text:span text:style-name="Main_20_index_20_entry">How Connected Web Applications can use their and other's valuations</text:span></text:a><text:a xlink:type="simple" xlink:href="#__RefHeading__1338_1577088375" text:style-name="Index_20_Link" text:visited-style-name="Index_20_Link"><text:tab/>5</text:a></text:p>
          <text:p text:style-name="P165"><text:tab/><text:a xlink:type="simple" xlink:href="#__RefHeading__1340_1577088375" text:style-name="Index_20_Link" text:visited-style-name="Index_20_Link">2.5<text:tab/> </text:a><text:a xlink:type="simple" xlink:href="#__RefHeading__1340_1577088375" text:style-name="Index_20_Link" text:visited-style-name="Index_20_Link"><text:span text:style-name="Main_20_index_20_entry">Database dumps</text:span></text:a><text:a xlink:type="simple" xlink:href="#__RefHeading__1340_1577088375" text:style-name="Index_20_Link" text:visited-style-name="Index_20_Link"><text:tab/>6</text:a></text:p>
          <text:p text:style-name="P165"><text:tab/><text:a xlink:type="simple" xlink:href="#__RefHeading__1342_1577088375" text:style-name="Index_20_Link" text:visited-style-name="Index_20_Link">2.6<text:tab/> </text:a><text:a xlink:type="simple" xlink:href="#__RefHeading__1342_1577088375" text:style-name="Index_20_Link" text:visited-style-name="Index_20_Link"><text:span text:style-name="Main_20_index_20_entry">Important license addition</text:span></text:a><text:a xlink:type="simple" xlink:href="#__RefHeading__1342_1577088375" text:style-name="Index_20_Link" text:visited-style-name="Index_20_Link"><text:tab/>6</text:a></text:p>
          <text:p text:style-name="P164"><text:a xlink:type="simple" xlink:href="#__RefHeading__1344_1577088375" text:style-name="Index_20_Link" text:visited-style-name="Index_20_Link">3<text:tab/>The valuation category table<text:tab/>6</text:a></text:p>
          <text:p text:style-name="P165"><text:tab/><text:a xlink:type="simple" xlink:href="#__RefHeading__1802_1995402527" text:style-name="Index_20_Link" text:visited-style-name="Index_20_Link"><text:tab/> </text:a><text:a xlink:type="simple" xlink:href="#__RefHeading__1802_1995402527" text:style-name="Index_20_Link" text:visited-style-name="Index_20_Link"><text:span text:style-name="Main_20_index_20_entry">Amendment to part 1 of the MarketCommons Functional Specification</text:span></text:a><text:a xlink:type="simple" xlink:href="#__RefHeading__1802_1995402527" text:style-name="Index_20_Link" text:visited-style-name="Index_20_Link"><text:tab/>8</text:a></text:p>
          <text:p text:style-name="P164"><text:a xlink:type="simple" xlink:href="#__RefHeading__1346_1577088375" text:style-name="Index_20_Link" text:visited-style-name="Index_20_Link">4<text:tab/>The valuations table<text:tab/>10</text:a></text:p>
          <text:p text:style-name="P164"><text:a xlink:type="simple" xlink:href="#__RefHeading__1348_1577088375" text:style-name="Index_20_Link" text:visited-style-name="Index_20_Link">5<text:tab/>The ValHelpfulness table<text:tab/>10</text:a></text:p>
          <text:p text:style-name="P164"><text:a xlink:type="simple" xlink:href="#__RefHeading__1350_1577088375" text:style-name="Index_20_Link" text:visited-style-name="Index_20_Link">6<text:tab/>Valuations categories of ourconomy<text:tab/>11</text:a></text:p>
          <text:p text:style-name="P165"><text:tab/><text:a xlink:type="simple" xlink:href="#__RefHeading__1015_176005239" text:style-name="Index_20_Link" text:visited-style-name="Index_20_Link">6.1<text:tab/> </text:a><text:a xlink:type="simple" xlink:href="#__RefHeading__1015_176005239" text:style-name="Index_20_Link" text:visited-style-name="Index_20_Link"><text:span text:style-name="Main_20_index_20_entry">Choice of main categories for ourconomy</text:span></text:a><text:a xlink:type="simple" xlink:href="#__RefHeading__1015_176005239" text:style-name="Index_20_Link" text:visited-style-name="Index_20_Link"><text:tab/>11</text:a></text:p>
          <text:p text:style-name="P165"><text:tab/><text:a xlink:type="simple" xlink:href="#__RefHeading__1352_1577088375" text:style-name="Index_20_Link" text:visited-style-name="Index_20_Link">6.2<text:tab/> </text:a><text:a xlink:type="simple" xlink:href="#__RefHeading__1352_1577088375" text:style-name="Index_20_Link" text:visited-style-name="Index_20_Link"><text:span text:style-name="Main_20_index_20_entry">Possible values for valuation scores</text:span></text:a><text:a xlink:type="simple" xlink:href="#__RefHeading__1352_1577088375" text:style-name="Index_20_Link" text:visited-style-name="Index_20_Link"><text:tab/>11</text:a></text:p>
          <text:p text:style-name="P165"><text:tab/><text:a xlink:type="simple" xlink:href="#__RefHeading__1570_1953782329" text:style-name="Index_20_Link" text:visited-style-name="Index_20_Link">6.3<text:tab/> </text:a><text:a xlink:type="simple" xlink:href="#__RefHeading__1570_1953782329" text:style-name="Index_20_Link" text:visited-style-name="Index_20_Link"><text:span text:style-name="Main_20_index_20_entry">Big companies and ourconomy</text:span></text:a><text:a xlink:type="simple" xlink:href="#__RefHeading__1570_1953782329" text:style-name="Index_20_Link" text:visited-style-name="Index_20_Link"><text:tab/>12</text:a></text:p>
          <text:p text:style-name="P165"><text:tab/><text:a xlink:type="simple" xlink:href="#__RefHeading__1213_176005239" text:style-name="Index_20_Link" text:visited-style-name="Index_20_Link">6.4<text:tab/> </text:a><text:a xlink:type="simple" xlink:href="#__RefHeading__1213_176005239" text:style-name="Index_20_Link" text:visited-style-name="Index_20_Link"><text:span text:style-name="Main_20_index_20_entry">Summary of subcategory scores in main categories</text:span></text:a><text:a xlink:type="simple" xlink:href="#__RefHeading__1213_176005239" text:style-name="Index_20_Link" text:visited-style-name="Index_20_Link"><text:tab/>12</text:a></text:p>
          <text:p text:style-name="P164"><text:a xlink:type="simple" xlink:href="#__RefHeading__1354_1577088375" text:style-name="Index_20_Link" text:visited-style-name="Index_20_Link">7<text:tab/>User interface<text:tab/>13</text:a></text:p>
          <text:p text:style-name="P164"><text:a xlink:type="simple" xlink:href="#__RefHeading__1356_1577088375" text:style-name="Index_20_Link" text:visited-style-name="Index_20_Link">8<text:tab/>Concluding remarks<text:tab/>13</text:a></text:p>
        </text:index-body>
      </text:table-of-content>
      <text:h text:style-name="Heading_20_1" text:outline-level="1" text:is-list-header="true"/>
      <text:h text:style-name="Heading_20_1" text:outline-level="1"><text:bookmark-start text:name="__RefHeading__2925_1831241629"/>Short introduction <text:span text:style-name="T24">to valuations</text:span><text:bookmark-end text:name="__RefHeading__2925_1831241629"/></text:h>
      <text:p text:style-name="P76">A database for sustainable Places and beneficial Effects is only half the fun without user valuations. <text:span text:style-name="T63">The purpose of the valuations is to give people all over the world the opportunity to shape the businesses that concern them.</text:span> This second part of the functional specification introduces valuations <text:span text:style-name="T93">to the Central Database.</text:span></text:p>
      <text:p text:style-name="P76"/>
      <text:p text:style-name="P14">The design of the database is done in a way to allow for different projects with different valuation <text:span text:style-name="T55">categorie</text:span>s to manage their data on the <text:span text:style-name="T93">C</text:span>entral <text:span text:style-name="T93">D</text:span>atabase server. The intention is to record valuations in a way that <text:span text:style-name="T93">makes</text:span> different projects share <text:span text:style-name="T24">their collected valuations and choose from the </text:span>valuations <text:span text:style-name="T24">of</text:span> <text:span text:style-name="T24">others</text:span>–just as they see fit.</text:p>
      <text:p text:style-name="P14"/>
      <text:p text:style-name="P100"><text:span text:style-name="T63">The Central Database is m</text:span>ore than <text:span text:style-name="T63">just a place where Connected Web Applications can share data about</text:span> Places and Effects. <text:span text:style-name="T63">It is a </text:span>a joint research mission <text:span text:style-name="T65">on sustainability, measuring the impact of modern economies, the life-cycle of products, etc.</text:span></text:p>
      <text:p text:style-name="P14"/>
      <text:p text:style-name="P99"><text:span text:style-name="T63">The Database is n</text:span>ot a data mine that you fill <text:span text:style-name="T64">i</text:span>nvoluntarily <text:span text:style-name="T64">during your daily life with your personal data. Rather it is </text:span>a data free shop where you give what you <text:span text:style-name="T64">want to contribute </text:span>and take what you find useful.</text:p>
      <text:p text:style-name="P99"><text:soft-page-break/></text:p>
      <text:p text:style-name="P16">Please read <text:span text:style-name="T93">also</text:span> the <text:span text:style-name="T65">latest version of</text:span> part 1 of <text:span text:style-name="T65">the </text:span>documentation, <text:span text:style-name="T88">MarketCommons­_Functional_­Specification­_v0.037.odt, first for </text:span>all information about the projects purpose. <text:span text:style-name="T64">It also contains additional </text:span>technical information about the Combined System and the already introduced tables. </text:p>
      <text:p text:style-name="P16"/>
      <text:p text:style-name="P16"><text:span text:style-name="T88">This second part of the functional specification comes with an enhanced and updated version of the database descpription </text:span>MarketCommons_Database_v0.0<text:span text:style-name="T65">XX</text:span>.<text:span text:style-name="T88">ods. That file describes the database tables / JSON files. The second line in the file, 'Field implementation', contains the value 'step 2' for all fields (columns) that need to be implemented with the valuations. All fields in the new tables as well as one updated column in each of the Places and Effects tables have been marked 'step 2'.</text:span></text:p>
      <text:p text:style-name="P8"/>
      <text:h text:style-name="P150" text:outline-level="1"><text:bookmark-start text:name="__RefHeading__2913_1831241629"/>How do valuations work?<text:bookmark-end text:name="__RefHeading__2913_1831241629"/></text:h>
      <text:p text:style-name="P15"><text:span text:style-name="T67">This section explains why the Central Database is a little more complicated than it would have to be for a stand-alone website. The extra features are necessary for diffe</text:span>rent Connected Web Applications <text:span text:style-name="T64">to share their Valuations data. </text:span></text:p>
      <text:p text:style-name="P15"/>
      <text:p text:style-name="P104"><text:span text:style-name="T65">V</text:span>aluation <text:span text:style-name="T65">C</text:span>ategories <text:span text:style-name="T65">are the line </text:span>items for valuations. <text:span text:style-name="T65">A </text:span>collection of <text:span text:style-name="T67">these </text:span>items <text:span text:style-name="T65">and the Valuation Values filled into them by users </text:span>constitute<text:span text:style-name="T65">s</text:span> <text:span text:style-name="T65">a</text:span> user<text:span text:style-name="T65">'</text:span>s valu<text:span text:style-name="T65">a</text:span>tion for a <text:span text:style-name="T65">P</text:span>lace or an <text:span text:style-name="T65">E</text:span>ffect. </text:p>
      <text:p text:style-name="P104"/>
      <text:p text:style-name="P106"><text:span text:style-name="T67">T</text:span>he specification allow<text:span text:style-name="T67">s</text:span> Connected Web Applications to <text:span text:style-name="T93">create</text:span> forms: a list of Valuation Categories, that invite users to fill in the categories like score cards. Whether Connected Web Applications use forms or find other ways to make their users <text:span text:style-name="T93">enter</text:span> their <text:span text:style-name="T93">values</text:span> is up to them.</text:p>
      <text:p text:style-name="P65"/>
      <text:h text:style-name="P160" text:outline-level="2"><text:bookmark-start text:name="__RefHeading__1326_1577088375"/><text:span text:style-name="T85">Implementation</text:span><text:span text:style-name="T86"> of </text:span><text:span text:style-name="T84">valuations</text:span><text:bookmark-end text:name="__RefHeading__1326_1577088375"/></text:h>
      <text:p text:style-name="P105">How are valuations implemented in the Central Database? The structure <text:span text:style-name="T69">has three main elements:</text:span></text:p>
      <text:p text:style-name="P75"/>
      <text:p text:style-name="List_20_Indent"><text:span text:style-name="T14">Valuation </text:span><text:span text:style-name="T17">C</text:span><text:span text:style-name="T14">ategories</text:span> <text:span text:style-name="T67">are where users fill scores which are called Valuation Values.</text:span></text:p>
      <text:p text:style-name="P66"><text:span text:style-name="T14">Valuations </text:span><text:span text:style-name="T66">are a set of Valuation Categories where users have filled Valuation Values. Each user can make one valuation of any valuation object. A valuation object can either be a Place or an Effect.</text:span></text:p>
      <text:p text:style-name="P66"/>
      <text:p text:style-name="P66"><text:span text:style-name="T14">Valuation helpfulness </text:span>ratings <text:span text:style-name="T66">are simple ratings that users can use to rate valuation of other users. Connected Web Applications can use these ratings to apply weights to the different valuations.</text:span></text:p>
      <text:p text:style-name="P66"/>
      <text:h text:style-name="Heading_20_3" text:outline-level="3"><text:bookmark-start text:name="__RefHeading__1328_1577088375"/><text:span text:style-name="T68">Usag</text:span><text:span text:style-name="T37">e</text:span><text:span text:style-name="T25"> of main </text:span><text:span text:style-name="T37">V</text:span><text:span text:style-name="T25">aluation </text:span><text:span text:style-name="T37">C</text:span><text:span text:style-name="T25">ateg</text:span>ories<text:bookmark-end text:name="__RefHeading__1328_1577088375"/></text:h>
      <text:p text:style-name="P107">There are several important features of Valuation Categories:</text:p>
      <text:p text:style-name="P107"/>
      <text:p text:style-name="P108">In order to structure a valuation model and/or the forms that belong to it, Connected Web Applications can use three different Category types</text:p>
      <text:list xml:id="list5136311096757909588" text:style-name="L3">
        <text:list-item>
          <text:p text:style-name="P135">Aggregate: These are main Valuation Categories that cannot be filled with Valuation Values. Instead, they can be used for the aggregation of other Valuation Categories. A good example would be <text:span text:style-name="T94">the</text:span> total for the environmental performance of a company in different 'green' disciplines.</text:p>
        </text:list-item>
        <text:list-item>
          <text:p text:style-name="P135">Primary: These are Valuation Categories that are meant to be filled with Valuation Values. <text:soft-page-break/>Connected Web Applications are encouraged to arrange these Primary Valuation Categories in forms. They can implement rules to the forms as to how many Values need to be filled to have a meaningful overall valuation. These rules can also be necessary for the calculation of the Aggregate Valuation Categories. The rules and forms mentioned above are not part of the Central Database and therefore <text:span text:style-name="T94">are</text:span> not described further in this specification.</text:p>
        </text:list-item>
        <text:list-item>
          <text:p text:style-name="P135">Secondary: These Valuation Categories cannot be filled directly. They can be referenced to a Primary Valuation Category. For reports and ratings of Places and Effects they can use Values entered into Primary Valuation Categories to reuse them for another valuation model. This is especially useful when Connected Web Applications want to convert Wikirate style metrics into valuation scores.<text:line-break/><text:line-break/><text:span text:style-name="T40">This would be possible anyway on local Connected web application level, but that would mean the thoughts and previous work of projects are not available to other projects of the Combined System. By using Secondary Valuation Categories sharing one's work becomes easier.</text:span></text:p>
          <text:p text:style-name="P136"/>
        </text:list-item>
      </text:list>
      <text:h text:style-name="P162" text:outline-level="3"><text:bookmark-start text:name="__RefHeading__1330_1577088375"/><text:span text:style-name="T25">Valuation </text:span><text:span text:style-name="T28">scores</text:span><text:bookmark-end text:name="__RefHeading__1330_1577088375"/></text:h>
      <text:p text:style-name="P66">Valuations are <text:span text:style-name="T94">controlled</text:span> by two functions:</text:p>
      <text:p text:style-name="P66"/>
      <text:p text:style-name="P66"><text:span text:style-name="T69">A </text:span><text:span text:style-name="T14">validity function</text:span> <text:span text:style-name="T69">which determines whether an entered score is valid. It must be true for the Valuation Value to be accepted by the system.</text:span></text:p>
      <text:p text:style-name="P66"/>
      <text:p text:style-name="P67"><text:span text:style-name="T69">A </text:span><text:span text:style-name="T14">score calculation</text:span> <text:span text:style-name="T69">which converts the Valuation Value into a score that fits the valuation model spanned by the Valuation Categories.</text:span></text:p>
      <text:p text:style-name="P67"/>
      <text:h text:style-name="Heading_20_3" text:outline-level="3"><text:bookmark-start text:name="__RefHeading__1332_1577088375"/>Valuation<text:span text:style-name="T42"> helpfulness</text:span><text:bookmark-end text:name="__RefHeading__1332_1577088375"/></text:h>
      <text:p text:style-name="P77">The database provides functionality to record user estimates of the helpfulness of valuations. This is meant to provide a means to decrease the power of malicious trolls. It might also be used for trolling, so that the administration probably will need to fine-tune once the service is set up. <text:span text:style-name="T69">This will be part of the joint research effort.</text:span></text:p>
      <text:p text:style-name="P75"/>
      <text:h text:style-name="Heading_20_2" text:outline-level="2"><text:bookmark-start text:name="__RefHeading__1334_1577088375"/><text:span text:style-name="T59">Direct </text:span>and<text:span text:style-name="T59"> </text:span>derived<text:span text:style-name="T59"> Valuations</text:span><text:bookmark-end text:name="__RefHeading__1334_1577088375"/></text:h>
      <text:p text:style-name="P70">Because the system has a certain level of formality, <text:span text:style-name="T69">two ways exist to get a valuation for Effects:</text:span></text:p>
      <text:list xml:id="list5138920852055157540" text:style-name="L4">
        <text:list-item>
          <text:p text:style-name="P137">One can calculate derived valuations of Effects by totaling the valuations of its components or</text:p>
        </text:list-item>
        <text:list-item>
          <text:p text:style-name="P137">One can make direct valuations of an Effect using gut feeling of the value according to the applicable Valuation Categories</text:p>
        </text:list-item>
      </text:list>
      <text:p text:style-name="P68"/>
      <text:p text:style-name="P69">Each <text:span text:style-name="T70">V</text:span>aluation by a user should <text:span text:style-name="T70">follow the second approach and </text:span>target the <text:span text:style-name="T70">E</text:span>ffect in question as it is <text:span text:style-name="T70">while estimating the impact of the</text:span> components. When the user<text:span text:style-name="T43">s'</text:span> estimation-based Valuation<text:span text:style-name="T43">s</text:span> are very different from the Valuation<text:span text:style-name="T70">s</text:span> calculated from the components<text:span text:style-name="T70">' Valuations this will be a starting point for further research for errors. There could be unforeseen effects in the Effect as well as in the calculation functionality. This will be a good opportunity to learn more about the system and to improve it.</text:span></text:p>
      <text:p text:style-name="P69"/>
      <text:p text:style-name="P109">Derived Valuations do not apply to Places as Place<text:span text:style-name="T71">s</text:span> do not inherit Valuations from components.</text:p>
      <text:p text:style-name="P69"><text:soft-page-break/></text:p>
      <text:h text:style-name="P154" text:outline-level="2"><text:bookmark-start text:name="__RefHeading__1336_1577088375"/>Calculation of Valuations<text:bookmark-end text:name="__RefHeading__1336_1577088375"/></text:h>
      <text:p text:style-name="P72">The <text:span text:style-name="T71">method</text:span> for calculating <text:span text:style-name="T41">Valuations </text:span>will <text:span text:style-name="T41">require further research. Many questions need to be dealt with: </text:span></text:p>
      <text:p text:style-name="P72"/>
      <text:p text:style-name="P74">How will environmental versus social sustainability be weighted against one another? </text:p>
      <text:p text:style-name="P72"/>
      <text:p text:style-name="P74">Does is make sense to do an aggregation on the level of each component or will it be necessary to add up Valutions of each Valuation Category through the different levels separately? </text:p>
      <text:p text:style-name="P72"/>
      <text:p text:style-name="P74">How do you treat fairly mined lead if it is a desirable component in one product and a dangerous contamination in another one?</text:p>
      <text:p text:style-name="P71"/>
      <text:p text:style-name="P73">This requires input from a lot of resea<text:span text:style-name="T71">r</text:span>chers and the bigger part of th<text:span text:style-name="T43">ese</text:span> creative processes will <text:span text:style-name="T71">probably</text:span> need to be done in the Connected Web Applications.</text:p>
      <text:p text:style-name="P73"/>
      <text:h text:style-name="P155" text:outline-level="2"><text:bookmark-start text:name="__RefHeading__1338_1577088375"/>How Connected Web Applications can use their and other's valuations<text:bookmark-end text:name="__RefHeading__1338_1577088375"/></text:h>
      <text:p text:style-name="P127">Connected Web Applications can use other Web Applications' Valuations and Valuation Categories in two ways:</text:p>
      <text:p text:style-name="P127"/>
      <text:list xml:id="list9123453056226438058" text:style-name="L5">
        <text:list-item>
          <text:p text:style-name="P144"><text:span text:style-name="T29">If they want to enable their users to enter data into Valuation Categories of other </text:span><text:span text:style-name="T30">Connected Web Applications, they can just integrate these Valuation Categories in their own form and </text:span><text:span text:style-name="T38">allow</text:span><text:span text:style-name="T30"> users </text:span><text:span text:style-name="T38">to</text:span><text:span text:style-name="T30"> fill the data</text:span><text:span text:style-name="T29">.</text:span></text:p>
        </text:list-item>
      </text:list>
      <text:p text:style-name="P127"/>
      <text:list xml:id="list233136868334184" text:continue-numbering="true" text:style-name="L5">
        <text:list-item>
          <text:p text:style-name="P144"><text:span text:style-name="T29">If they want to use existing Valuation data they can accept the Valuation Categories </text:span><text:span text:style-name="T30">how they are</text:span><text:span text:style-name="T29"> </text:span><text:span text:style-name="T30">and use the data they produced as is. Or, Connected Web Applications can</text:span><text:span text:style-name="T29"> create Secondary Val</text:span><text:span text:style-name="T30">uation </text:span><text:span text:style-name="T29">Cat</text:span><text:span text:style-name="T30">egorie</text:span><text:span text:style-name="T29">s </text:span><text:span text:style-name="T30">that use other Connected Web Applications' Valuation data, but changes the contend a little bit by applying different validity functions and score calculations.<text:line-break/>Data can be reused </text:span><text:span text:style-name="T31">to generate new analyses or reports from a different angle. It can also be used to </text:span><text:span text:style-name="T32">aggregate Valuations from specialized Connected Web Applications to a bigger, more general picture.</text:span></text:p>
          <text:p text:style-name="P145"/>
        </text:list-item>
        <text:list-item>
          <text:p text:style-name="P144"><text:span text:style-name="T30">A combination of the two approaches: Theoretically, a </text:span><text:span text:style-name="T29">C</text:span><text:span text:style-name="T30">onnected Web Application could</text:span><text:span text:style-name="T29"> use forms </text:span><text:span text:style-name="T30">to</text:span><text:span text:style-name="T29"> fill other projects Primary Valuation Categories and then transform the data </text:span><text:span text:style-name="T30">by means of </text:span><text:span text:style-name="T29">Secondary Val</text:span><text:span text:style-name="T30">uation </text:span><text:span text:style-name="T29">Cat</text:span><text:span text:style-name="T30">egorie</text:span><text:span text:style-name="T29">s to fit the valuation framework of the own C</text:span><text:span text:style-name="T30">onnected Web Application. </text:span><text:span text:style-name="T34">The entered data would then benefit the two projects.</text:span></text:p>
          <text:p text:style-name="P146"/>
        </text:list-item>
        <text:list-item>
          <text:p text:style-name="P147"><text:span text:style-name="T25">What should not be done: Different Connected Web Applications should not 'support' different versions of Valuation Categories in order to use different meanings of the Valuation Category. </text:span><text:span text:style-name="T38">The mecanism of 's</text:span><text:span text:style-name="T34">upporting</text:span><text:span text:style-name="T38">'</text:span><text:span text:style-name="T34"> works </text:span><text:span text:style-name="T25">by flagging the ValCat</text:span><text:span text:style-name="T35">Record</text:span><text:span text:style-name="T25">Status accordingly. </text:span><text:span text:style-name="T34">This feature is explained below in the explanation of the field.<text:line-break/><text:line-break/></text:span><text:span text:style-name="T33">If </text:span><text:span text:style-name="T34">Connected Web Applications</text:span><text:span text:style-name="T33"> have a distinctly different view </text:span><text:span text:style-name="T34">on a given Valuation Category,</text:span><text:span text:style-name="T33"> they should </text:span><text:span text:style-name="T34">rather </text:span><text:span text:style-name="T33">create a new </text:span><text:span text:style-name="T34">one that </text:span><text:span text:style-name="T33">they can manage as they wish.</text:span></text:p>
        </text:list-item>
      </text:list>
      <text:p text:style-name="P128"/>
      <text:p text:style-name="P129"><text:soft-page-break/>Every application has access to the full database and has the records anyway. <text:span text:style-name="T72">So, why use Secondary Valuation Categories in the first place? Connected Web Applications can meddle with data on the local level anyway. Because: it is </text:span>better <text:span text:style-name="T72">to</text:span> collaborate through <text:span text:style-name="T94">the</text:span> database. <text:span text:style-name="T72">Local thinking can be of use globally and projects can connect easier.</text:span></text:p>
      <text:p text:style-name="P102"/>
      <text:h text:style-name="P156" text:outline-level="2"><text:bookmark-start text:name="__RefHeading__1340_1577088375"/>Database dumps<text:bookmark-end text:name="__RefHeading__1340_1577088375"/></text:h>
      <text:p text:style-name="P110"><text:span text:style-name="T73">This was missing in the first part of the functional specification although it</text:span> is important: <text:span text:style-name="T73">The whole database should be exported and made available to the public every day. The only thing that needs to be protected and/or obfuscated is metadata of users. While the dump will not be able to do away with user names completely for license reasons it should use timestamps that are not fine-grained.</text:span></text:p>
      <text:p text:style-name="P110"/>
      <text:h text:style-name="Heading_20_2" text:outline-level="2"><text:bookmark-start text:name="__RefHeading__1342_1577088375"/>Important license addition<text:bookmark-end text:name="__RefHeading__1342_1577088375"/></text:h>
      <text:p text:style-name="P73">The<text:span text:style-name="T73">re is one important addition to the thoughts on licensing: The data in the database can only be used under the provision that no restriction for other users' usage is created. External researchers can create closed-source algorithms for their own data analysis if they wish. But, they are not allowed to prevent other users from re-engineering these using them under a free and open source license.</text:span></text:p>
      <text:p text:style-name="P73"/>
      <text:h text:style-name="P150" text:outline-level="1"><text:bookmark-start text:name="__RefHeading__1344_1577088375"/>The valuation category table<text:bookmark-end text:name="__RefHeading__1344_1577088375"/></text:h>
      <text:p text:style-name="P111">It makes sense to read the MarketCommons_Database description in parallel with the following sections about the database fields. <text:span text:style-name="T94">They are</text:span> represented by the table columns <text:span text:style-name="T94">in the MarketCommons_Database file. The paragraphs below </text:span>give additional information on those fields that are not self-explanatory. If something is missing here that needs to be explained, readers are asked to <text:span text:style-name="T94">first </text:span>look into the first part of this functional specification.</text:p>
      <text:p text:style-name="P103"/>
      <text:p text:style-name="P19"><text:span text:style-name="T38">Please note that </text:span><text:span text:style-name="T34">Valuation Category </text:span><text:span text:style-name="T25">rec</text:span>ords can be changed by users <text:span text:style-name="T74">if the Connected Web Application offers the functionality. The administration of a Connected Web Application itself has the ability to endorse versions of Valuation Categories by 'supporting' them. Nevertheless, normal users carry great responsibility and should be aware of it.</text:span></text:p>
      <text:p text:style-name="P18"/>
      <text:p text:style-name="P45">ValCatRecordStatus</text:p>
      <text:p text:style-name="P112">Valuation <text:span text:style-name="T75">C</text:span>ategory <text:span text:style-name="T78">Record Status has these possible field values:</text:span></text:p>
      <text:list xml:id="list8449394375685728013" text:style-name="L6">
        <text:list-item>
          <text:p text:style-name="P138">user-contributed: “<text:span text:style-name="T12">contributed”</text:span></text:p>
        </text:list-item>
        <text:list-item>
          <text:p text:style-name="P138">adopted <text:span text:style-name="T75">(</text:span>by administration): “<text:span text:style-name="T22">supported”</text:span></text:p>
          <text:p text:style-name="P138"/>
        </text:list-item>
      </text:list>
      <text:p text:style-name="P113">This field is used to give <text:span text:style-name="T94">to </text:span>a record in this table the support of an administration of one of the Connected Web Applications. <text:span text:style-name="T78">All fields and subfields of a record that is supported need to be filled in order to create a complete record that users can rely on if they want to. </text:span></text:p>
      <text:p text:style-name="P59"/>
      <text:p text:style-name="P59">Th<text:span text:style-name="T78">e</text:span> field does not have to be mixed up with ValCatPrio, because it is needed to <text:span text:style-name="T60">be able to </text:span>'support' the ValCatPrio entries made by the administration of a Connected Web Application.</text:p>
      <text:p text:style-name="P60"/>
      <text:p text:style-name="P90">ValCatRecordStatus can be used by different Connected Web Applications to endorse different versions of a Valutation Category by submitting different datasets with <text:span text:style-name="T75">ValCat</text:span>RecordStatus 'supported'. <text:span text:style-name="T56">Users who rely on the versions supported by their respective Connected Web Application would then use </text:span><text:soft-page-break/><text:span text:style-name="T56">different Valuation Categories. Administrations are not supposed to use this functionality extensively. They should try to make sure they create a new Valuation Category if they want to give an existing Valuation Category a different spin.</text:span></text:p>
      <text:p text:style-name="P60"/>
      <text:p text:style-name="P41"><text:bookmark-start text:name="__RefHeading__1017_1368197388"/>ValCatIsDoubleOf<text:bookmark-end text:name="__RefHeading__1017_1368197388"/></text:p>
      <text:p text:style-name="P57">This ...IsDoubleOf has a different meaning as compared to Effect/PlaceIsDoubleOf. <text:span text:style-name="T75">Valuation Categories which have an entry in this field will not be subordinated to to the “master” Valuation Category. It shall rather be used as a starting point for user community discussions.</text:span></text:p>
      <text:p text:style-name="P42"/>
      <text:p text:style-name="P46">ValCatType</text:p>
      <text:p text:style-name="P84"><text:span text:style-name="T44">This field</text:span> indicate<text:span text:style-name="T44">s</text:span> whether this valuation category is a:</text:p>
      <text:p text:style-name="P84"/>
      <text:p text:style-name="P122"><text:span text:style-name="T16">P</text:span><text:span text:style-name="T14">rimary</text:span> one (that collects its own values), a </text:p>
      <text:p text:style-name="P122"><text:span text:style-name="T16">S</text:span><text:span text:style-name="T14">econdary</text:span> one (that uses values from other valuation categories) , <text:span text:style-name="T50">or an</text:span></text:p>
      <text:p text:style-name="P123">Aggregate <text:span text:style-name="T51">one (that is used be Connected Web Applications to </text:span><text:span text:style-name="T52">cumulate</text:span><text:span text:style-name="T51"> ValValues of ValuationCategories that group under this Valuation Category)</text:span></text:p>
      <text:p text:style-name="P124"/>
      <text:p text:style-name="P9">Secondary Val<text:span text:style-name="T75">uation Categories</text:span> are very useful to convert metrics that other Connected Web Applications have gathered <text:span text:style-name="T94">as described earlier.</text:span> </text:p>
      <text:p text:style-name="P42"/>
      <text:p text:style-name="P11"><text:span text:style-name="T75">The field </text:span>ValCatPrimaryValCatID <text:span text:style-name="T75">(see below) is used to reference the Primary to the Secondary Valuation Category</text:span>.</text:p>
      <text:p text:style-name="P42"/>
      <text:p text:style-name="P47">ValCatCategory</text:p>
      <text:p text:style-name="P10">This field has <text:span text:style-name="T75">a </text:span>special meaning <text:span text:style-name="T75">in this table</text:span>: <text:span text:style-name="T75">It is used for </text:span>translations of <text:span text:style-name="T75">the </text:span>value <text:span text:style-name="T75">in field</text:span> ValCatArea, <text:span text:style-name="T75">while</text:span> only one <text:span text:style-name="T75">translation </text:span>per language <text:span text:style-name="T75">is allowed</text:span>. <text:span text:style-name="T76">This is in contrast to the similar field f</text:span>or <text:span text:style-name="T94">P</text:span>laces and <text:span text:style-name="T94">E</text:span>ffects <text:span text:style-name="T76">where</text:span> an unlimited amount of categories can be entered for <text:span text:style-name="T76">every</text:span> language.</text:p>
      <text:p text:style-name="P42"/>
      <text:p text:style-name="P44">ValCatPrimaryValCatID</text:p>
      <text:p text:style-name="P13"><text:span text:style-name="T76">This field is o</text:span>nly <text:span text:style-name="T76">relevant </text:span>for Secondary Valuation Categories, <text:span text:style-name="T76">but then a value is mandatory. The </text:span>Primary Valuation Categor<text:span text:style-name="T76">y's</text:span> ValCatID <text:span text:style-name="T76">the data of which is reused has to be provided</text:span>.</text:p>
      <text:p text:style-name="P44"/>
      <text:p text:style-name="P48">ValCatValidityF<text:span text:style-name="T61">unction</text:span></text:p>
      <text:p text:style-name="P62"><text:span text:style-name="T43">This field is filled with the formula that needs to have the value TRUE for any valid Valuation entry. </text:span>The format of the the formula still needs to be determined in a conversation with the main developers.</text:p>
      <text:p text:style-name="P62"/>
      <text:p text:style-name="P48">ValCat<text:span text:style-name="T47">Score</text:span>F<text:span text:style-name="T61">unction</text:span></text:p>
      <text:p text:style-name="P62"><text:span text:style-name="T44">This formula converts the Valuation Value entry to a value which can be used in the calculation of the aggregated Valuation. </text:span>The format of the function needs to be determined with main developers. Excel style <text:span text:style-name="T76">syntax could make sense</text:span>.</text:p>
      <text:p text:style-name="P62"/>
      <text:p text:style-name="P94"><text:span text:style-name="T76">This is function is needed </text:span>for conversion of <text:span text:style-name="T94">scores of a given valuation model</text:span> into scores for a<text:span text:style-name="T94">nother </text:span>valu<text:span text:style-name="T76">a</text:span>tion <text:span text:style-name="T76">model</text:span>. </text:p>
      <text:p text:style-name="P43"/>
      <text:p text:style-name="Standard"><text:span text:style-name="T18">ValCatPrio:</text:span><text:span text:style-name="T45"> </text:span>Valuation Category Priority</text:p>
      <text:p text:style-name="P6"><text:span text:style-name="T76">Users filling Valuation Values into Valuation Categories can be guided by applying priority values to the Valuation Categories. </text:span>Different degrees of requirement <text:span text:style-name="T76">can be entered in the ValCatPrio embedded table</text:span>. </text:p>
      <text:p text:style-name="P6"/>
      <text:p text:style-name="P5"><text:soft-page-break/>Possible degrees of requirement:</text:p>
      <text:p text:style-name="P5"/>
      <text:p text:style-name="P5">required</text:p>
      <text:p text:style-name="P5">Valuation category score is required for every effect or place.</text:p>
      <text:p text:style-name="P38"/>
      <text:p text:style-name="P38">recommended</text:p>
      <text:p text:style-name="P39">The use of this valuation category is recomme<text:span text:style-name="T46">nde</text:span>d, but not required.</text:p>
      <text:p text:style-name="P38"/>
      <text:p text:style-name="P38">discouraged</text:p>
      <text:p text:style-name="P39">This category is open for use but discouraged because it is deemed redundant or not useful for the operation of <text:span text:style-name="T46">the particular Connected Web Application</text:span></text:p>
      <text:p text:style-name="P38"/>
      <text:p text:style-name="P38">deprecated</text:p>
      <text:p text:style-name="P39">This category type is reserved for categories that are no longer usable for valuations.</text:p>
      <text:p text:style-name="P38"/>
      <text:p text:style-name="P38"/>
      <text:p text:style-name="P7">There are two <text:span text:style-name="T44">places in</text:span> which the requirement flags can be set: </text:p>
      <text:list xml:id="list7557903185919209384" text:style-name="L7">
        <text:list-item>
          <text:p text:style-name="P140">The default requirements are set in the Valuation Category dataset but these can be overwritten with the respective field in </text:p>
        </text:list-item>
        <text:list-item>
          <text:p text:style-name="P140">the Effect or Place datasets (eg, in the Place table: PlaceRequiredValCat1...X).</text:p>
        </text:list-item>
      </text:list>
      <text:p text:style-name="P7"/>
      <text:p text:style-name="P7"/>
      <text:p text:style-name="P40">Who sets the degree of requirement? <text:span text:style-name="T46">Every user can do that. </text:span>Users <text:span text:style-name="T46">are invited to take responsibility. The sometimes more orderly administration of a Connected Web Application can also set the record status to 'supported'. </text:span></text:p>
      <text:p text:style-name="P40"/>
      <text:p text:style-name="P78"><text:span text:style-name="T77">In the ValCatPrio subtable, m</text:span>entioning the system for which a ValCatPrio record is valid is a duplication of data because this could be derived from the <text:span text:style-name="T23">value</text:span> of field ValCatContribSystem. The advantage of the duplication is <text:span text:style-name="T23">that the embedded ValCatPrio table can be read on a stand-alone basis. A nice solution would be to auto-fill it at Connected Database level.</text:span></text:p>
      <text:p text:style-name="P78"/>
      <text:h text:style-name="P161" text:outline-level="2"><text:bookmark-start text:name="__RefHeading__1802_1995402527"/><text:span text:style-name="T84">Amendment</text:span><text:span text:style-name="T36"> to part 1 of the MarketCommons Functional Specification </text:span><text:bookmark-end text:name="__RefHeading__1802_1995402527"/></text:h>
      <text:p text:style-name="P134">In the Place and the Effect database tables, the following subtables have been added</text:p>
      <text:p text:style-name="P130"/>
      <text:p text:style-name="P130"><text:span text:style-name="T14">PlaceRequiredValCat</text:span> <text:span text:style-name="T78">and </text:span><text:span text:style-name="T14">EffectRequiredValCat</text:span></text:p>
      <text:p text:style-name="P130">These <text:span text:style-name="T53">subtables are used to fine-tune the required Valuation Categories for Places and Effects, as mentioned above. For some items, extra Valuation Categories might be needed or those required by the records of the Valuation Categories might be useless. For instance, a user might want to enter a sea breeze as an Effect, but wants to deactivate the need to enter Values to Valuation Categories that are related to working conditions.</text:span></text:p>
      <text:p text:style-name="P130"/>
      <text:p text:style-name="P131">The same degrees of requirement, <text:span text:style-name="T57">ie required, recommended, ..., </text:span>are applicable as in the Valuation Category table.</text:p>
      <text:p text:style-name="P132"/>
      <text:p text:style-name="P133">End of Amendment to part 1</text:p>
      <text:p text:style-name="P133"/>
      <text:p text:style-name="P49"/>
      <text:p text:style-name="P49"><text:soft-page-break/>ValCatOrder</text:p>
      <text:p text:style-name="P95">The fields of this subtable allow the administrations of Connected Web Applications to apply an order to their Valuation Categories, eg for creating a structure<text:span text:style-name="T78">d</text:span> form from them. While they could do that in their Connected Web Application they are encouraged to use the Central Database for it and share the<text:span text:style-name="T78">ir</text:span> thinking.</text:p>
      <text:p text:style-name="P96"/>
      <text:p text:style-name="P97">Users can use it, <text:span text:style-name="T78">too.</text:span> Administrations should support <text:span text:style-name="T89">a</text:span> preferred ValCat<text:span text:style-name="T78">O</text:span>rder <text:span text:style-name="T78">if they wish to give some guidance to their users</text:span>. <text:span text:style-name="T89">The use of ValCatOrder does not mean that Valuation Values are aggregated to the higher section. Aggregation is controlled by using field ValCatIDSum as explained below.</text:span></text:p>
      <text:p text:style-name="P97"/>
      <text:p text:style-name="P96">ValCatOrderSys <text:span text:style-name="T62">is a duplication because the information is also present in technical field ValCatContribSystem. This makes the subtable more meaningful on a stand-alone basis. Again, the Connected Web Applications should fill this value automatically.</text:span></text:p>
      <text:p text:style-name="P79"/>
      <text:p text:style-name="P50">ValCatIDSum</text:p>
      <text:p text:style-name="P80">In this <text:span text:style-name="T89">subtable </text:span>the <text:span text:style-name="T79">Aggregated V</text:span>aluation <text:span text:style-name="T79">C</text:span>ategory <text:span text:style-name="T48">is entered to which the</text:span> <text:span text:style-name="T49">value (the ValValue of the Valuations table) of this Valuation Category is aggregated. In order to create a sophisticated valuation model weights can be entered.</text:span></text:p>
      <text:p text:style-name="P80"/>
      <text:p text:style-name="P119">Labels and validity dates can be used to model the valuation analysis over time. <text:span text:style-name="T90">The labels in this subtable are </text:span><text:span text:style-name="T92">not</text:span><text:span text:style-name="T90"> the same as those in field ValCatOrderLabel.</text:span></text:p>
      <text:p text:style-name="P119"/>
      <text:p text:style-name="P120">Values are optional. But if a weight is provided for one Valuation Category under a label, weights will have to be provided for all Valuation Category under the same ValCatSumLabel. Otherwise, Valuation Values in Valuation Categories without a weight will be ignored. </text:p>
      <text:p text:style-name="P120"/>
      <text:p text:style-name="P120">Do weights have to add up to a certain total? No, all given weights of categories that point to an a<text:span text:style-name="T94">g</text:span>gregate category are added up. Their <text:span text:style-name="T91">actual weight</text:span> is then the fraction of the total. <text:span text:style-name="T91">That means also that the total is calculated anew for every level of aggregation. A valuation model could use percentage points that add up to 100 on the lowest level, employ number with one digit after the decimal point that add up to 4.2 on the next higher level, and then use integers that add up to 7 in the top aggregated category.</text:span></text:p>
      <text:p text:style-name="P80"/>
      <text:p text:style-name="P118">This is only a facility that does not need to be used by the valuation models that the users or administrations put in place. But it helps to build and master bigger valuation <text:span text:style-name="T94">model</text:span>s on Connected Web Application level. If Connected Web Applications and their users want to experiment with large numbers of aggregation models, this should be done on local Connected Web Application level.</text:p>
      <text:p text:style-name="P81"/>
      <text:p text:style-name="P51">ValCatArea</text:p>
      <text:p text:style-name="P82">This field can be used to designate an area where the Valuation Category belongs to (ie, 'ecology', 'social sustainability', etc.)</text:p>
      <text:p text:style-name="P82"/>
      <text:p text:style-name="P52">ValCatSubArea</text:p>
      <text:p text:style-name="P83">An addition to ValCatArea</text:p>
      <text:p text:style-name="P83"/>
      <text:p text:style-name="P53">ValCatSumPhysicalQuantity</text:p>
      <text:p text:style-name="P88"><text:span text:style-name="T53">This field is</text:span> still experimental but <text:span text:style-name="T79">it is supposed to</text:span> become useful for the aggregation of valuations. <text:span text:style-name="T79">Here the physical quantity can be entered according to which the the Valuation Values of the Valutation Category are aggregated to the total.</text:span></text:p>
      <text:p text:style-name="P88"><text:soft-page-break/></text:p>
      <text:h text:style-name="P150" text:outline-level="1"><text:bookmark-start text:name="__RefHeading__1346_1577088375"/>The v<text:span text:style-name="T25">aluation</text:span><text:span text:style-name="T39">s</text:span><text:span text:style-name="T25"> ta</text:span>ble<text:bookmark-end text:name="__RefHeading__1346_1577088375"/></text:h>
      <text:p text:style-name="P20"><text:span text:style-name="T80">The concept of a '</text:span>valuation<text:span text:style-name="T96">'</text:span> <text:span text:style-name="T80">in this specification means a set of coherent Valutation Values for a set of Valuation Categories. A valuation are the Valuation Values that one user gives to one object, ie a Place or an Effect. </text:span></text:p>
      <text:p text:style-name="P20"/>
      <text:p text:style-name="P20"><text:span text:style-name="T80">A valuation can be updated by the user once a Connected Web Application has a user management. A registered user can only make one valuation per object. W</text:span>hile user management does not exist in the system, users cannot update valuation but have to make new ones.</text:p>
      <text:p text:style-name="P63"/>
      <text:p text:style-name="P64"><text:span text:style-name="T80">A valuation can be seen as a form. </text:span>The form is not <text:span text:style-name="T80">necessarily set in stone. T</text:span>he user does not need to fill <text:span text:style-name="T81">the Valuation Categories that are not required by the Connected Web Application. Users</text:span> can also enter new <text:span text:style-name="T81">Valuation Categories if the Connected Web Application used provides this feature.</text:span></text:p>
      <text:p text:style-name="P64"/>
      <text:p text:style-name="P115">The fields <text:span text:style-name="T96">of the valuation table </text:span>that have not yet been sufficiently explained are the following:</text:p>
      <text:p text:style-name="P64"/>
      <text:p text:style-name="P54">ValRecordStatus</text:p>
      <text:p text:style-name="P12">This field is slightly different from status fields in other tables. The possible values and their functions are:</text:p>
      <text:list xml:id="list233136022587024" text:continue-list="list8449394375685728013" text:style-name="L6">
        <text:list-item>
          <text:list>
            <text:list-item>
              <text:p text:style-name="P139">user-contributed: <text:span text:style-name="T81">'contributed'</text:span></text:p>
            </text:list-item>
            <text:list-item>
              <text:p text:style-name="P139"><text:span text:style-name="T81">set by the administration: 'supported'<text:line-break/>This means a special confirmation for valuations: Supported</text:span> valuation item<text:span text:style-name="T81">s</text:span> empower the administration to <text:span text:style-name="T81">make a statement. It depends on the Connected Web Application how to weigh these.</text:span></text:p>
            </text:list-item>
          </text:list>
        </text:list-item>
      </text:list>
      <text:p text:style-name="P24"/>
      <text:p text:style-name="P55">ValStyleCategory</text:p>
      <text:p text:style-name="P98">This a category field that is again very similar to the Places and Effect<text:span text:style-name="T96">C</text:span>ategory fields <text:span text:style-name="T96">in the respective tables</text:span>. Unlimited amount of entries for any language <text:span text:style-name="T96">are possible</text:span>.</text:p>
      <text:p text:style-name="P24"/>
      <text:p text:style-name="P56">ValValue</text:p>
      <text:p text:style-name="P85">The subtable needs to allow for enough entries that big forms can be created b<text:span text:style-name="T81">y</text:span> the Connected Web Applications.</text:p>
      <text:p text:style-name="P24"/>
      <text:p text:style-name="P24"/>
      <text:h text:style-name="P150" text:outline-level="1"><text:bookmark-start text:name="__RefHeading__1348_1577088375"/>The ValHelpfulness table<text:bookmark-end text:name="__RefHeading__1348_1577088375"/></text:h>
      <text:p text:style-name="P115">The valuations themselves can be rated according to their helpfulness. This functionality can be used to fight unfair or hateful valuations. It is supposed for t<text:span text:style-name="T82">roll prevention. </text:span>If it turn<text:span text:style-name="T96">s</text:span> out to be an <text:span text:style-name="T82">inroad for trolls some fine-tuning</text:span> will <text:span text:style-name="T96">be done as an community effort</text:span>.</text:p>
      <text:p text:style-name="P115"/>
      <text:p text:style-name="P17"><text:span text:style-name="T81">Only o</text:span>ne <text:span text:style-name="T81">V</text:span>al<text:span text:style-name="T81">uation </text:span>Helpfulness table entry per user per valuation <text:span text:style-name="T81">is permitted. As long as</text:span> users do not exist in the system, <text:span text:style-name="T21">users cannot update their valHelpfulness entries. To begin with, administrations should only be as paranoid as necessary and first trust that entries in this table are not systematically biased by single users or groups. Users need to be able to access their own valuations for amendments and review once user management exists.</text:span></text:p>
      <text:p text:style-name="P116"/>
      <text:p text:style-name="P55"><text:soft-page-break/>ValHelpRecordStatus</text:p>
      <text:p text:style-name="P98">This is very similar to other RecordStatus fields except the fact th<text:span text:style-name="T83">at</text:span> administrations cannot support a Helpfulness record. They can only officially ban inappropriate records.</text:p>
      <text:p text:style-name="P22"/>
      <text:p text:style-name="P55">ValHelp</text:p>
      <text:p text:style-name="P98">This is the only field in this table that needs to be filled by the user. This makes it possible to create very convenient entry methods for the data of this table, <text:span text:style-name="T83">ie a five-star rating bar.</text:span></text:p>
      <text:p text:style-name="P98"/>
      <text:h text:style-name="P151" text:outline-level="1"><text:bookmark-start text:name="__RefHeading__1350_1577088375"/>Valuations categories of ourconomy<text:bookmark-end text:name="__RefHeading__1350_1577088375"/></text:h>
      <text:p text:style-name="P1"/>
      <text:p text:style-name="P58">Th<text:span text:style-name="T96">e Valuation Category</text:span> table is filled not only with meaningful example data, but with the first suggestion for the valuation categories for the Connect Web Application <text:span text:style-name="T83">called</text:span> 'ourconomy'. <text:span text:style-name="T83">Valuation categories for the Connected Web Application 'kartevonmorgen' are not yet entered into the table.</text:span></text:p>
      <text:p text:style-name="P1"/>
      <text:p text:style-name="P36">This <text:span text:style-name="T10">section </text:span>describes the thinking and choices behind the actual <text:span text:style-name="T97">V</text:span>aluation <text:span text:style-name="T97">C</text:span>ategories of the ourconomy system. These valuation categories do not necessarily apply to other projects using OpenFairDB although it is desirable to have a set of common or reconcilable valuation categories among different systems.</text:p>
      <text:p text:style-name="P1"/>
      <text:h text:style-name="P157" text:outline-level="2"><text:bookmark-start text:name="__RefHeading__1015_176005239"/>Choice of main categories for ourconomy<text:bookmark-end text:name="__RefHeading__1015_176005239"/></text:h>
      <text:p text:style-name="P1"/>
      <text:p text:style-name="P1">The main categories <text:span text:style-name="T1">are:</text:span></text:p>
      <text:list xml:id="list157401507432715103" text:style-name="L8">
        <text:list-item>
          <text:p text:style-name="P141">Sympathy</text:p>
        </text:list-item>
        <text:list-item>
          <text:p text:style-name="P141">Community</text:p>
        </text:list-item>
        <text:list-item>
          <text:p text:style-name="P141">Environment</text:p>
        </text:list-item>
        <text:list-item>
          <text:p text:style-name="P141">Health<text:span text:style-name="T9">i</text:span>ness/Quality</text:p>
          <text:p text:style-name="P141"/>
        </text:list-item>
      </text:list>
      <text:p text:style-name="P1"><text:span text:style-name="T1">While Sympathy is a special category that does not have subcategories the other three follow</text:span> a<text:span text:style-name="T1">n intuition</text:span> that is <text:span text:style-name="T83">often used to handle the different aspects of sustainability. Some might argue that this categorization is somewhat arbitrary. They are invited to come up with their suggestions. </text:span></text:p>
      <text:p text:style-name="P1"/>
      <text:p text:style-name="P37">The separation of environment and community is a little artificial because the environment valuation categories mostly treat the environment as a community resource. Every bit of pollution that is done to nature is hitting back on members of <text:span text:style-name="T54">humankind</text:span> to some degree.</text:p>
      <text:p text:style-name="P1"/>
      <text:p text:style-name="P33">For information about the particular Valuation Categories see columns <text:span text:style-name="T83">ValCatShortDescription</text:span> and <text:span text:style-name="T83">ValCatDescription</text:span> <text:s/>in the latest version of file MarketCommons_Database_v0.XXX.ods.</text:p>
      <text:p text:style-name="P33"/>
      <text:h text:style-name="P158" text:outline-level="2"><text:bookmark-start text:name="__RefHeading__1352_1577088375"/>Possible values <text:span text:style-name="T11">for valuation scores</text:span><text:bookmark-end text:name="__RefHeading__1352_1577088375"/></text:h>
      <text:p text:style-name="P117">In ourconomy the Valuation Values will be set to be in the range between '0' and '5'. The ValCatValidityFunction will make sure this is respected and ValCatScoreFunction will be 'ValValue times 1'. The meaning of the <text:span text:style-name="T97">possible Valuation Values </text:span>is as follows:</text:p>
      <text:p text:style-name="P117"/>
      <text:p text:style-name="P148"><text:soft-page-break/>1-5 </text:p>
      <text:p text:style-name="P92">Normal valuation, a best estimate for <text:span text:style-name="T97">the items score in </text:span>that category. <text:span text:style-name="T83">Higher numbers are better. A high benefit is '5' and a very low pollution is also '5'.</text:span></text:p>
      <text:p text:style-name="P93"/>
      <text:p text:style-name="P93">0.5</text:p>
      <text:p text:style-name="P92">A value indicating that the score is <text:span text:style-name="T97">still poor</text:span>, but a little <text:span text:style-name="T83">effort has been done to be a </text:span>bit better than '0'.</text:p>
      <text:p text:style-name="P93"/>
      <text:p text:style-name="P93">0</text:p>
      <text:p text:style-name="P28">If a certain percentage of users or the adminstration set a valuation to zero the <text:span text:style-name="T83">E</text:span>ffect or <text:span text:style-name="T83">P</text:span>lace are regarded as unfit for ourconomy. </text:p>
      <text:p text:style-name="P30"/>
      <text:p text:style-name="P30">““</text:p>
      <text:p text:style-name="P31">No value <text:span text:style-name="T83">provided:</text:span> <text:span text:style-name="T97">T</text:span>his is not a problem if the category is not a required category.</text:p>
      <text:p text:style-name="P28"/>
      <text:h text:style-name="P159" text:outline-level="2"><text:bookmark-start text:name="__RefHeading__1570_1953782329"/>Big companies <text:span text:style-name="T93">and</text:span> ourconomy<text:bookmark-end text:name="__RefHeading__1570_1953782329"/></text:h>
      <text:p text:style-name="P34"><text:span text:style-name="T83">ourconomy's most important sensitivity is a Place's potential for power abuse, because power concentration raises the potential for violence. </text:span>Big companies will get a 0 in the <text:span text:style-name="T83">respective </text:span>Valuation Category and will therefore be regarded as unfit <text:span text:style-name="T83">in this Connected Web Application</text:span>. It <text:span text:style-name="T83">is designed to</text:span> represent the small lovable and low footprint Places and exclude<text:span text:style-name="T97">s</text:span> the <text:span text:style-name="T83">companies</text:span> that act like business is warfare. </text:p>
      <text:p text:style-name="P29"/>
      <text:p text:style-name="P34">It is very like that there will be a lot more good ourconomy style restaurants and <text:span text:style-name="T97">economic entities</text:span> in Afri<text:span text:style-name="T97">c</text:span>a than in Europe.</text:p>
      <text:p text:style-name="P29"/>
      <text:p text:style-name="P32">The valu<text:span text:style-name="T83">a</text:span>tion functionality of the Central Database can also be used to bash Big Business for the harm that they do to society. However, this will not be the job of ourconomy. Other, yet to be established Connected Web Applications can specialize in it and try to attract users. ourconomy will focus on the good things, the alternatives that <text:span text:style-name="T83">will </text:span>make <text:span text:style-name="T58">one</text:span> feel good <text:span text:style-name="T58">if one cares for what happens around the world</text:span>.</text:p>
      <text:p text:style-name="P32"/>
      <text:h text:style-name="P157" text:outline-level="2"><text:bookmark-start text:name="__RefHeading__1213_176005239"/>Summary of subcategory scores in main categories<text:bookmark-end text:name="__RefHeading__1213_176005239"/></text:h>
      <text:p text:style-name="P23"><text:span text:style-name="T3">The valuations for each valuation category will be summarized in the main categories. These main categories cannot be </text:span><text:span text:style-name="T2">filled directly </text:span><text:span text:style-name="T5">because they are of </text:span><text:span text:style-name="T4">type </text:span><text:span text:style-name="T5">'</text:span><text:span text:style-name="T4">aggregate</text:span><text:span text:style-name="T5">'</text:span><text:span text:style-name="T4">.</text:span></text:p>
      <text:p text:style-name="P26"/>
      <text:p text:style-name="P26"><text:span text:style-name="T6">Every valuated item needs to have at least 0.5 points in any of the mandatory categories. </text:span><text:span text:style-name="T7">As stated above, a value of zero in any of the required valuation categories will lead to a </text:span><text:span text:style-name="T6">total </text:span><text:span text:style-name="T7">aggregated </text:span><text:span text:style-name="T6">valuation </text:span><text:span text:style-name="T8">of zero </text:span><text:span text:style-name="T7">in the </text:span><text:span text:style-name="T8">respective </text:span><text:span text:style-name="T7">main Category</text:span>. <text:span text:style-name="T83">This is bad in </text:span>ourconomy.</text:p>
      <text:p text:style-name="P26"><text:s/></text:p>
      <text:p text:style-name="P35">For the calculation of the grand total of a valuation, weights are applied on a system wide basis as a default at the start of the <text:span text:style-name="T97">Connected Web Application</text:span>. <text:span text:style-name="T83">In a remote future, users are planned to have the opportunity to draw their own reports with their own weightings. This should allow to test better combinations of categorizations and weights.</text:span></text:p>
      <text:p text:style-name="P25"/>
      <text:h text:style-name="P152" text:outline-level="1"><text:bookmark-start text:name="__RefHeading__1354_1577088375"/><text:soft-page-break/>User interface<text:bookmark-end text:name="__RefHeading__1354_1577088375"/></text:h>
      <text:p text:style-name="P117">These notes are supposed to give developers of Connected Web Applications some ideas for their sites:</text:p>
      <text:p text:style-name="P59"/>
      <text:p text:style-name="P59">ValCatIsDoubleOf: Provide extra page where these doubles can be found and changed</text:p>
      <text:p text:style-name="P59"/>
      <text:p text:style-name="P61">It should be poss<text:span text:style-name="T83">ible</text:span> to copy <text:span text:style-name="T83">Valuation Categories to create new ones.</text:span></text:p>
      <text:p text:style-name="P61"/>
      <text:p text:style-name="P86"><text:span text:style-name="T83">A nice understandable</text:span> form for valuation entries <text:span text:style-name="T83">is useful to attract users to fill the database.</text:span></text:p>
      <text:p text:style-name="P61"/>
      <text:p text:style-name="P89"><text:span text:style-name="T83">Some sort of</text:span> five-star set for <text:span text:style-name="T83">the quick and convenient entry of</text:span> Val<text:span text:style-name="T83">uation</text:span> Helpfulness <text:span text:style-name="T83">ratings next to the Places or Effects to which they apply would be nice.</text:span></text:p>
      <text:p text:style-name="P89"/>
      <text:p text:style-name="P121">Probably an extra page is needed to allow users to manage weights.</text:p>
      <text:p text:style-name="P89"/>
      <text:p text:style-name="P114">Connected Web Applications should provide their users with a choice whether to use only supported Valuation Categories or not.</text:p>
      <text:p text:style-name="P114"/>
      <text:h text:style-name="P153" text:outline-level="1"><text:bookmark-start text:name="__RefHeading__1356_1577088375"/><text:span text:style-name="T20">Concluding remarks</text:span> <text:bookmark-end text:name="__RefHeading__1356_1577088375"/></text:h>
      <text:p text:style-name="P21"><text:span text:style-name="T83">A </text:span>valuation of each Effect should be equal to the sum the the valuations of its components. <text:span text:style-name="T83">W</text:span>he<text:span text:style-name="T83">rever</text:span> this is not true it is a good starting point for analysis. <text:span text:style-name="T83">Administrations, developers, users, and interested researchers will have the opportunity to work together to improve the aggregation of valuation. Or they will learn a lot about the bias of perception of consumers.</text:span></text:p>
      <text:p text:style-name="P21"/>
      <text:p text:style-name="P21"><text:span text:style-name="T83">Also: W</text:span>hat happens when one component is a pollution in some place but in this Effect it is positive<text:span text:style-name="T83">­?</text:span> For example, the heavy metal lead can be a dangerous pollutant in drinking water, but as <text:span text:style-name="T83">a </text:span>component in solder it can make an aircraft safer. <text:span text:style-name="T98">What will the community do with it?</text:span></text:p>
      <text:p text:style-name="P87"/>
      <text:p text:style-name="P91"><text:span text:style-name="T83">T</text:span>his functional specification for valuations <text:span text:style-name="T83">leaves more open questions </text:span>than have been answered. That is exactly the purpose of the system and the specification: Create a “<text:span text:style-name="T98">data-base” as </text:span>foundations for research into the impact of modern day consumption. This should give the global society <text:span text:style-name="T83">a tool</text:span> to control its impact on the globe and lead to a better life.</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3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next-style-name="Standard" style:default-outline-level="1" style:class="text">
      <style:text-properties fo:font-size="16pt" fo:font-weight="bold"/>
    </style:style>
    <style:style style:name="Heading_20_2" style:display-name="Heading 2" style:family="paragraph" style:parent-style-name="Heading" style:next-style-name="Standard" style:auto-update="true" style:default-outline-level="2" style:class="text">
      <style:paragraph-properties style:shadow="none" text:number-lines="true" text:line-number="0">
        <style:tab-stops/>
      </style:paragraph-properties>
      <style:text-properties fo:font-weight="bold"/>
    </style:style>
    <style:style style:name="Heading_20_3" style:display-name="Heading 3" style:family="paragraph" style:parent-style-name="Heading" style:next-style-name="Standard" style:auto-update="true" style:default-outline-level="3" style:class="text">
      <style:paragraph-properties fo:padding="0cm" fo:border="none" style:shadow="none">
        <style:tab-stops/>
      </style:paragraph-properties>
    </style:style>
    <style:style style:name="Heading_20_4" style:display-name="Heading 4" style:family="paragraph" style:parent-style-name="Heading" style:next-style-name="Standard" style:auto-update="true" style:default-outline-level="4" style:class="text" style:master-page-name="">
      <style:paragraph-properties style:page-number="auto">
        <style:tab-stops/>
      </style:paragraph-properties>
      <style:text-properties fo:font-size="11pt"/>
    </style:style>
    <style:style style:name="Contents_20_2" style:display-name="Contents 2" style:family="paragraph" style:parent-style-name="Index" style:class="index">
      <style:paragraph-properties>
        <style:tab-stops>
          <style:tab-stop style:position="2cm"/>
          <style:tab-stop style:position="3cm"/>
        </style:tab-stops>
      </style:paragraph-properties>
    </style:style>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8" style:display-name="Contents 8" style:family="paragraph" style:parent-style-name="Index" style:class="index"/>
    <style:style style:name="Contents_20_1" style:display-name="Contents 1" style:family="paragraph" style:parent-style-name="Index" style:class="index" style:master-page-name="">
      <style:paragraph-properties style:page-number="auto">
        <style:tab-stops>
          <style:tab-stop style:position="1.499cm"/>
        </style:tab-stops>
      </style:paragraph-properties>
      <style:text-properties fo:font-size="16pt" fo:font-weight="bold"/>
    </style:style>
    <style:style style:name="Contents_20_3" style:display-name="Contents 3" style:family="paragraph" style:parent-style-name="Index" style:class="index">
      <style:paragraph-properties>
        <style:tab-stops>
          <style:tab-stop style:position="2cm"/>
        </style:tab-stops>
      </style:paragraph-properties>
    </style:style>
    <style:style style:name="Contents_20_4" style:display-name="Contents 4" style:family="paragraph" style:parent-style-name="Index" style:class="index">
      <style:paragraph-properties>
        <style:tab-stops>
          <style:tab-stop style:position="2cm"/>
        </style:tab-stops>
      </style:paragraph-properties>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entralDatabaseReq" style:family="paragraph" style:parent-style-name="Standard" style:next-style-name="Standard" style:class="text">
      <style:text-properties fo:color="#f32d6e" style:font-name="Liberation Sans" fo:font-family="'Liberation Sans'" style:font-family-generic="swiss" style:font-pitch="variable" fo:font-size="11pt" officeooo:rsid="004705ea" style:font-size-asian="11pt" style:font-size-complex="11pt"/>
    </style:style>
    <style:style style:name="Marginalia" style:family="paragraph" style:parent-style-name="Text_20_body" style:class="text"/>
    <style:style style:name="List_20_Indent" style:display-name="List Indent" style:family="paragraph" style:parent-style-name="Text_20_body" style:class="text"/>
    <style:style style:name="Table_20_Contents" style:display-name="Tabl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2T12:20:54.286737993</meta:creation-date>
    <dc:date>2017-08-11T23:31:35.596557424</dc:date>
    <meta:editing-duration>P3DT23M31S</meta:editing-duration>
    <meta:editing-cycles>128</meta:editing-cycles>
    <meta:generator>LibreOffice/4.3.3.2$Linux_X86_64 LibreOffice_project/430m0$Build-2</meta:generator>
    <meta:document-statistic meta:table-count="0" meta:image-count="0" meta:object-count="0" meta:page-count="13" meta:paragraph-count="214" meta:word-count="4714" meta:character-count="29377" meta:non-whitespace-character-count="24859"/>
  </office:meta>
</office:document-meta>
</file>